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ath10" svg:font-family="LMMath10"/>
    <style:font-face style:name="LMMono10" svg:font-family="LMMono10"/>
    <style:font-face style:name="LMMonoLt10" svg:font-family="LMMonoLt10"/>
    <style:font-face style:name="LMRoman10" svg:font-family="LMRoman10"/>
    <style:font-face style:name="LMRoman12" svg:font-family="LMRoman12"/>
    <style:font-face style:name="LMRoman17" svg:font-family="LMRoman17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728cm" fo:min-width="0.728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1cm" fo:min-width="0.421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505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f8f8f8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7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3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4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46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4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fill-color="#729fcf" draw:textarea-horizontal-align="left" draw:textarea-vertical-align="top" draw:auto-grow-height="true" draw:auto-grow-width="true" fo:min-height="0.35cm" fo:min-width="0.343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49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4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5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6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20.7000007629395pt" style:font-size-asian="20.7000007629395pt" style:font-size-complex="20.7000007629395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solid" draw:fill-color="#f8f8f8"/>
    </style:style>
    <style:style style:name="P7" style:family="paragraph">
      <style:paragraph-properties fo:text-align="start" style:writing-mode="lr-tb"/>
      <style:text-properties fo:background-color="#fff200"/>
    </style:style>
    <style:style style:name="P8" style:family="paragraph">
      <loext:graphic-properties draw:fill="none" draw:fill-color="#729fcf"/>
      <style:text-properties fo:font-size="10pt" fo:background-color="#fff200" style:font-size-asian="10pt" style:font-size-complex="10pt"/>
    </style:style>
    <style:style style:name="P9" style:family="paragraph">
      <loext:graphic-properties draw:fill="none"/>
      <style:text-properties fo:font-size="10pt" fo:background-color="#fff200" style:font-size-asian="10pt" style:font-size-complex="10pt"/>
    </style:style>
    <style:style style:name="P10" style:family="paragraph">
      <style:paragraph-properties fo:text-align="start" style:writing-mode="lr-tb"/>
      <style:text-properties fo:color="#ce181e"/>
    </style:style>
    <style:style style:name="P11" style:family="paragraph">
      <loext:graphic-properties draw:fill="none"/>
      <style:text-properties fo:color="#ce181e" fo:font-size="10pt" style:font-size-asian="10pt" style:font-size-complex="10pt"/>
    </style:style>
    <style:style style:name="T1" style:family="text">
      <style:text-properties fo:color="#000000" style:font-name="LMRoman17" fo:font-size="20.7000007629395pt" style:font-size-asian="20.7000007629395pt" style:font-name-complex="LMRoman17" style:font-size-complex="20.7000007629395pt"/>
    </style:style>
    <style:style style:name="T2" style:family="text">
      <style:text-properties fo:color="#000000" style:font-name="LMRoman12" fo:font-size="12pt" fo:font-style="italic" style:font-size-asian="12pt" style:font-name-complex="LMRoman12" style:font-size-complex="12pt" style:font-style-complex="italic"/>
    </style:style>
    <style:style style:name="T3" style:family="text">
      <style:text-properties fo:color="#000000" style:font-name="LMRoman12" fo:font-size="14.3999996185303pt" fo:font-weight="bold" style:font-size-asian="14.3999996185303pt" style:font-name-complex="LMRoman12" style:font-size-complex="14.3999996185303pt" style:font-weight-complex="bold"/>
    </style:style>
    <style:style style:name="T4" style:family="text">
      <style:text-properties fo:color="#000000" style:font-name="LMRoman10" fo:font-size="10pt" style:font-size-asian="10pt" style:font-name-complex="LMRoman10" style:font-size-complex="10pt"/>
    </style:style>
    <style:style style:name="T5" style:family="text">
      <style:text-properties fo:color="#000000" style:font-name="LMRoman12" fo:font-size="12pt" fo:font-weight="bold" style:font-size-asian="12pt" style:font-name-complex="LMRoman12" style:font-size-complex="12pt" style:font-weight-complex="bold"/>
    </style:style>
    <style:style style:name="T6" style:family="text">
      <style:text-properties fo:color="#214a87" style:font-name="LMMonoLt10" fo:font-size="10pt" fo:font-weight="bold" style:font-size-asian="10pt" style:font-name-complex="LMMonoLt10" style:font-size-complex="10pt" style:font-weight-complex="bold"/>
    </style:style>
    <style:style style:name="T7" style:family="text">
      <style:text-properties fo:color="#000000" style:font-name="LMMono10" fo:font-size="10pt" style:font-size-asian="10pt" style:font-name-complex="LMMono10" style:font-size-complex="10pt"/>
    </style:style>
    <style:style style:name="T8" style:family="text">
      <style:text-properties fo:color="#cf5c00" style:font-name="LMMonoLt10" fo:font-size="10pt" fo:font-weight="bold" style:font-size-asian="10pt" style:font-name-complex="LMMonoLt10" style:font-size-complex="10pt" style:font-weight-complex="bold"/>
    </style:style>
    <style:style style:name="T9" style:family="text">
      <style:text-properties fo:color="#214a87" style:font-name="LMMono10" fo:font-size="10pt" style:font-size-asian="10pt" style:font-name-complex="LMMono10" style:font-size-complex="10pt"/>
    </style:style>
    <style:style style:name="T10" style:family="text">
      <style:text-properties fo:color="#000000" style:font-name="LMMath10" fo:font-size="10pt" fo:font-style="italic" style:font-size-asian="10pt" style:font-name-complex="LMMath10" style:font-size-complex="10pt" style:font-style-complex="italic"/>
    </style:style>
    <style:style style:name="T11" style:family="text">
      <style:text-properties fo:color="#0000cf" style:font-name="LMMono10" fo:font-size="10pt" style:font-size-asian="10pt" style:font-name-complex="LMMono10" style:font-size-complex="10pt"/>
    </style:style>
    <style:style style:name="T12" style:family="text">
      <style:text-properties fo:color="#000000" style:font-name="LMRoman10" fo:font-size="10pt" style:font-size-asian="10pt" style:font-name-complex="LMRoman10" style:font-size-complex="10pt" style:text-scale="102%"/>
    </style:style>
    <style:style style:name="T13" style:family="text">
      <style:text-properties fo:color="#000000" style:font-name="LMRoman10" fo:font-size="10pt" style:font-size-asian="10pt" style:font-name-complex="LMRoman10" style:font-size-complex="10pt" style:text-scale="98%"/>
    </style:style>
    <style:style style:name="T14" style:family="text">
      <style:text-properties fo:color="#4f9905" style:font-name="LMMono10" fo:font-size="10pt" style:font-size-asian="10pt" style:font-name-complex="LMMono10" style:font-size-complex="10pt"/>
    </style:style>
    <style:style style:name="T15" style:family="text">
      <style:text-properties fo:color="#000000" style:font-name="LMRoman10" fo:font-size="10pt" style:font-size-asian="10pt" style:font-name-complex="LMRoman10" style:font-size-complex="10pt" style:text-scale="99%"/>
    </style:style>
    <style:style style:name="T16" style:family="text">
      <style:text-properties fo:color="#000000" style:font-name="LMRoman10" fo:font-size="10pt" fo:font-weight="bold" style:font-size-asian="10pt" style:font-name-complex="LMRoman10" style:font-size-complex="10pt" style:font-weight-complex="bold"/>
    </style:style>
    <style:style style:name="T17" style:family="text">
      <style:text-properties fo:color="#000000" style:font-name="LMRoman10" fo:font-size="10pt" fo:background-color="#fff200" style:font-size-asian="10pt" style:font-name-complex="LMRoman10" style:font-size-complex="10pt" style:text-scale="98%"/>
    </style:style>
    <style:style style:name="T18" style:family="text">
      <style:text-properties fo:color="#000000" style:font-name="LMRoman10" fo:font-size="10pt" fo:background-color="#fff200" style:font-size-asian="10pt" style:font-name-complex="LMRoman10" style:font-size-complex="10pt"/>
    </style:style>
    <style:style style:name="T19" style:family="text">
      <style:text-properties fo:color="#ce181e" style:font-name="LMRoman10" fo:font-size="10pt" style:font-size-asian="10pt" style:font-name-complex="LMRoman10" style:font-size-complex="10pt" style:text-scale="102%"/>
    </style:style>
    <style:style style:name="T20" style:family="text">
      <style:text-properties fo:color="#ce181e" style:font-name="LMRoman10" fo:font-size="10pt" style:font-size-asian="10pt" style:font-name-complex="LMRoman10" style:font-size-complex="10pt" style:text-scale="99%"/>
    </style:style>
    <style:style style:name="T21" style:family="text">
      <style:text-properties fo:color="#000000" style:font-name="LMRoman10" fo:font-size="10pt" fo:background-color="#fff200" style:font-size-asian="10pt" style:font-name-complex="LMRoman10" style:font-size-complex="10pt" style:text-scale="102%"/>
    </style:style>
    <style:style style:name="T22" style:family="text">
      <style:text-properties fo:color="#000000" style:font-name="LMRoman10" fo:font-size="10pt" style:font-size-asian="10pt" style:font-name-complex="LMRoman10" style:font-size-complex="10pt" style:text-scale="101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3.545cm" svg:height="1.034cm" svg:x="9.218cm" svg:y="2.456cm">
          <draw:text-box>
            <text:p text:style-name="P1"><text:span text:style-name="T1">Practical 5</text:span></text:p>
          </draw:text-box>
        </draw:frame>
        <draw:frame draw:style-name="gr2" draw:text-style-name="P3" draw:layer="layout" svg:width="3.888cm" svg:height="0.602cm" svg:x="8.947cm" svg:y="3.506cm">
          <draw:text-box>
            <text:p text:style-name="P1"><text:span text:style-name="T2">Dr L Scott-Hayward</text:span></text:p>
          </draw:text-box>
        </draw:frame>
        <draw:frame draw:style-name="gr2" draw:text-style-name="P3" draw:layer="layout" svg:width="2.275cm" svg:height="0.602cm" svg:x="9.691cm" svg:y="4.209cm">
          <draw:text-box>
            <text:p text:style-name="P1"><text:span text:style-name="T2">March 2018</text:span></text:p>
          </draw:text-box>
        </draw:frame>
        <draw:frame draw:style-name="gr3" draw:text-style-name="P4" draw:layer="layout" svg:width="17.473cm" svg:height="0.729cm" svg:x="2.54cm" svg:y="5.486cm">
          <draw:text-box>
            <text:p text:style-name="P1"><text:span text:style-name="T3">Penalized and Unpenalized regression splines for multiple covaria-</text:span></text:p>
          </draw:text-box>
        </draw:frame>
        <draw:frame draw:style-name="gr3" draw:text-style-name="P4" draw:layer="layout" svg:width="0.747cm" svg:height="0.729cm" svg:x="2.54cm" svg:y="6.119cm">
          <draw:text-box>
            <text:p text:style-name="P1"><text:span text:style-name="T3">tes</text:span></text:p>
          </draw:text-box>
        </draw:frame>
        <draw:frame draw:style-name="gr4" draw:text-style-name="P5" draw:layer="layout" svg:width="0.35cm" svg:height="0.501cm" svg:x="2.97cm" svg:y="7.274cm">
          <draw:text-box>
            <text:p text:style-name="P1"><text:span text:style-name="T4">1.</text:span></text:p>
          </draw:text-box>
        </draw:frame>
        <draw:frame draw:style-name="gr4" draw:text-style-name="P5" draw:layer="layout" svg:width="8.244cm" svg:height="0.501cm" svg:x="3.419cm" svg:y="7.274cm">
          <draw:text-box>
            <text:p text:style-name="P1"><text:span text:style-name="T4">Open your workspace from the first weeks practical.</text:span></text:p>
          </draw:text-box>
        </draw:frame>
        <draw:frame draw:style-name="gr4" draw:text-style-name="P5" draw:layer="layout" svg:width="0.35cm" svg:height="0.501cm" svg:x="2.97cm" svg:y="7.696cm">
          <draw:text-box>
            <text:p text:style-name="P1"><text:span text:style-name="T4">2.</text:span></text:p>
          </draw:text-box>
        </draw:frame>
        <draw:frame draw:style-name="gr4" draw:text-style-name="P5" draw:layer="layout" svg:width="3.198cm" svg:height="0.501cm" svg:x="3.419cm" svg:y="7.696cm">
          <draw:text-box>
            <text:p text:style-name="P1"><text:span text:style-name="T4">Attach the data set.</text:span></text:p>
          </draw:text-box>
        </draw:frame>
        <draw:frame draw:style-name="gr2" draw:text-style-name="P3" draw:layer="layout" svg:width="12.833cm" svg:height="0.611cm" svg:x="2.54cm" svg:y="8.811cm">
          <draw:text-box>
            <text:p text:style-name="P1"><text:span text:style-name="T5">Fitting penalized regression splines for multiple covariates</text:span></text:p>
          </draw:text-box>
        </draw:frame>
        <draw:frame draw:style-name="gr4" draw:text-style-name="P5" draw:layer="layout" svg:width="0.35cm" svg:height="0.501cm" svg:x="2.97cm" svg:y="9.75cm">
          <draw:text-box>
            <text:p text:style-name="P1"><text:span text:style-name="T4">3.</text:span></text:p>
          </draw:text-box>
        </draw:frame>
        <draw:polygon draw:style-name="gr5" draw:text-style-name="P6" draw:layer="layout" svg:width="16.721cm" svg:height="2.22cm" svg:x="2.434cm" svg:y="10.357cm" svg:viewBox="0 0 16722 2221" draw:points="0,2221 16722,2221 16722,0 0,0">
          <text:p/>
        </draw:polygon>
        <draw:frame draw:style-name="gr4" draw:text-style-name="P5" draw:layer="layout" svg:width="14.167cm" svg:height="0.501cm" svg:x="3.419cm" svg:y="9.75cm">
          <draw:text-box>
            <text:p text:style-name="P1"><text:span text:style-name="T4">Fit a penalized spline based GAM to the data and inspect the results using the following:</text:span></text:p>
          </draw:text-box>
        </draw:frame>
        <draw:frame draw:style-name="gr4" draw:text-style-name="P5" draw:layer="layout" svg:width="1.441cm" svg:height="0.412cm" svg:x="2.54cm" svg:y="10.381cm">
          <draw:text-box>
            <text:p text:style-name="P1"><text:span text:style-name="T6">require</text:span></text:p>
          </draw:text-box>
        </draw:frame>
        <draw:frame draw:style-name="gr4" draw:text-style-name="P5" draw:layer="layout" svg:width="1.12cm" svg:height="0.467cm" svg:x="3.832cm" svg:y="10.35cm">
          <draw:text-box>
            <text:p text:style-name="P1"><text:span text:style-name="T7">(mgcv)</text:span></text:p>
          </draw:text-box>
        </draw:frame>
        <draw:frame draw:style-name="gr4" draw:text-style-name="P5" draw:layer="layout" svg:width="1.678cm" svg:height="0.467cm" svg:x="2.54cm" svg:y="10.772cm">
          <draw:text-box>
            <text:p text:style-name="P1"><text:span text:style-name="T7">pen_reg&lt;-</text:span></text:p>
          </draw:text-box>
        </draw:frame>
        <draw:frame draw:style-name="gr4" draw:text-style-name="P5" draw:layer="layout" svg:width="0.853cm" svg:height="0.412cm" svg:x="4.385cm" svg:y="10.803cm">
          <draw:text-box>
            <text:p text:style-name="P1"><text:span text:style-name="T6">gam</text:span></text:p>
          </draw:text-box>
        </draw:frame>
        <draw:frame draw:style-name="gr4" draw:text-style-name="P5" draw:layer="layout" svg:width="0.933cm" svg:height="0.467cm" svg:x="4.939cm" svg:y="10.772cm">
          <draw:text-box>
            <text:p text:style-name="P1"><text:span text:style-name="T7">(Nhat</text:span></text:p>
          </draw:text-box>
        </draw:frame>
        <draw:frame draw:style-name="gr4" draw:text-style-name="P5" draw:layer="layout" svg:width="0.628cm" svg:height="0.412cm" svg:x="6.046cm" svg:y="10.803cm">
          <draw:text-box>
            <text:p text:style-name="P1"><text:span text:style-name="T8">~</text:span><text:span text:style-name="T6"> s</text:span></text:p>
          </draw:text-box>
        </draw:frame>
        <draw:frame draw:style-name="gr4" draw:text-style-name="P5" draw:layer="layout" svg:width="1.306cm" svg:height="0.467cm" svg:x="6.599cm" svg:y="10.772cm">
          <draw:text-box>
            <text:p text:style-name="P1"><text:span text:style-name="T7">(x.pos)</text:span></text:p>
          </draw:text-box>
        </draw:frame>
        <draw:frame draw:style-name="gr4" draw:text-style-name="P5" draw:layer="layout" svg:width="0.505cm" svg:height="0.412cm" svg:x="7.891cm" svg:y="10.803cm">
          <draw:text-box>
            <text:p text:style-name="P1"><text:span text:style-name="T8">+</text:span><text:span text:style-name="T6">s</text:span></text:p>
          </draw:text-box>
        </draw:frame>
        <draw:frame draw:style-name="gr4" draw:text-style-name="P5" draw:layer="layout" svg:width="1.306cm" svg:height="0.467cm" svg:x="8.26cm" svg:y="10.772cm">
          <draw:text-box>
            <text:p text:style-name="P1"><text:span text:style-name="T7">(y.pos)</text:span></text:p>
          </draw:text-box>
        </draw:frame>
        <draw:frame draw:style-name="gr4" draw:text-style-name="P5" draw:layer="layout" svg:width="0.505cm" svg:height="0.412cm" svg:x="9.552cm" svg:y="10.803cm">
          <draw:text-box>
            <text:p text:style-name="P1"><text:span text:style-name="T8">+</text:span><text:span text:style-name="T6">s</text:span></text:p>
          </draw:text-box>
        </draw:frame>
        <draw:frame draw:style-name="gr4" draw:text-style-name="P5" draw:layer="layout" svg:width="1.306cm" svg:height="0.467cm" svg:x="9.921cm" svg:y="10.772cm">
          <draw:text-box>
            <text:p text:style-name="P1"><text:span text:style-name="T7">(Depth)</text:span></text:p>
          </draw:text-box>
        </draw:frame>
        <draw:frame draw:style-name="gr4" draw:text-style-name="P5" draw:layer="layout" svg:width="0.35cm" svg:height="0.412cm" svg:x="11.212cm" svg:y="10.803cm">
          <draw:text-box>
            <text:p text:style-name="P1"><text:span text:style-name="T8">+</text:span></text:p>
          </draw:text-box>
        </draw:frame>
        <draw:frame draw:style-name="gr4" draw:text-style-name="P5" draw:layer="layout" svg:width="3.728cm" svg:height="0.467cm" svg:x="11.397cm" svg:y="10.772cm">
          <draw:text-box>
            <text:p text:style-name="P1"><text:span text:style-name="T7">impact,</text:span><text:span text:style-name="T9"> data=</text:span><text:span text:style-name="T7">mydata,</text:span></text:p>
          </draw:text-box>
        </draw:frame>
        <draw:frame draw:style-name="gr4" draw:text-style-name="P5" draw:layer="layout" svg:width="5.217cm" svg:height="0.467cm" svg:x="2.54cm" svg:y="11.194cm">
          <draw:text-box>
            <text:p text:style-name="P1"><text:span text:style-name="T9">family=</text:span><text:span text:style-name="T7">quasipoisson,</text:span><text:span text:style-name="T9"> offset=</text:span></text:p>
          </draw:text-box>
        </draw:frame>
        <draw:frame draw:style-name="gr4" draw:text-style-name="P5" draw:layer="layout" svg:width="0.612cm" svg:height="0.412cm" svg:x="7.706cm" svg:y="11.224cm">
          <draw:text-box>
            <text:p text:style-name="P1"><text:span text:style-name="T6">log</text:span></text:p>
          </draw:text-box>
        </draw:frame>
        <draw:frame draw:style-name="gr4" draw:text-style-name="P5" draw:layer="layout" svg:width="1.306cm" svg:height="0.467cm" svg:x="8.26cm" svg:y="11.194cm">
          <draw:text-box>
            <text:p text:style-name="P1"><text:span text:style-name="T7">(area))</text:span></text:p>
          </draw:text-box>
        </draw:frame>
        <draw:frame draw:style-name="gr4" draw:text-style-name="P5" draw:layer="layout" svg:width="1.827cm" svg:height="0.412cm" svg:x="2.54cm" svg:y="12.068cm">
          <draw:text-box>
            <text:p text:style-name="P1"><text:span text:style-name="T6">summary</text:span></text:p>
          </draw:text-box>
        </draw:frame>
        <draw:frame draw:style-name="gr4" draw:text-style-name="P5" draw:layer="layout" svg:width="1.678cm" svg:height="0.467cm" svg:x="3.832cm" svg:y="12.037cm">
          <draw:text-box>
            <text:p text:style-name="P1"><text:span text:style-name="T7">(pen_reg)</text:span></text:p>
          </draw:text-box>
        </draw:frame>
        <draw:frame draw:style-name="gr4" draw:text-style-name="P5" draw:layer="layout" svg:width="0.35cm" svg:height="0.501cm" svg:x="2.97cm" svg:y="12.814cm">
          <draw:text-box>
            <text:p text:style-name="P1"><text:span text:style-name="T4">4.</text:span></text:p>
          </draw:text-box>
        </draw:frame>
        <draw:frame draw:style-name="gr4" draw:text-style-name="P5" draw:layer="layout" svg:width="5.124cm" svg:height="0.501cm" svg:x="3.419cm" svg:y="12.814cm">
          <draw:text-box>
            <text:p text:style-name="P1"><text:span text:style-name="T4">View the partial plots when the:</text:span></text:p>
          </draw:text-box>
        </draw:frame>
        <draw:frame draw:style-name="gr4" draw:text-style-name="P5" draw:layer="layout" svg:width="0.35cm" svg:height="0.501cm" svg:x="2.97cm" svg:y="13.446cm">
          <draw:text-box>
            <text:p text:style-name="P1"><text:span text:style-name="T4">•</text:span></text:p>
          </draw:text-box>
        </draw:frame>
        <draw:frame draw:style-name="gr4" draw:text-style-name="P5" draw:layer="layout" svg:width="0.35cm" svg:height="0.412cm" svg:x="3.419cm" svg:y="13.517cm">
          <draw:text-box>
            <text:p text:style-name="P1"><text:span text:style-name="T10">y</text:span></text:p>
          </draw:text-box>
        </draw:frame>
        <draw:polygon draw:style-name="gr5" draw:text-style-name="P6" draw:layer="layout" svg:width="16.721cm" svg:height="0.955cm" svg:x="2.434cm" svg:y="14.053cm" svg:viewBox="0 0 16722 956" draw:points="0,956 16722,956 16722,0 0,0">
          <text:p/>
        </draw:polygon>
        <draw:frame draw:style-name="gr4" draw:text-style-name="P5" draw:layer="layout" svg:width="4.896cm" svg:height="0.501cm" svg:x="3.604cm" svg:y="13.446cm">
          <draw:text-box>
            <text:p text:style-name="P1"><text:span text:style-name="T4">-axes are all on the same scale:</text:span></text:p>
          </draw:text-box>
        </draw:frame>
        <draw:frame draw:style-name="gr4" draw:text-style-name="P5" draw:layer="layout" svg:width="0.662cm" svg:height="0.412cm" svg:x="2.54cm" svg:y="14.077cm">
          <draw:text-box>
            <text:p text:style-name="P1"><text:span text:style-name="T6">par</text:span></text:p>
          </draw:text-box>
        </draw:frame>
        <draw:frame draw:style-name="gr4" draw:text-style-name="P5" draw:layer="layout" svg:width="1.306cm" svg:height="0.467cm" svg:x="3.094cm" svg:y="14.046cm">
          <draw:text-box>
            <text:p text:style-name="P1"><text:span text:style-name="T7">(</text:span><text:span text:style-name="T9">mfrow=</text:span></text:p>
          </draw:text-box>
        </draw:frame>
        <draw:frame draw:style-name="gr4" draw:text-style-name="P5" draw:layer="layout" svg:width="0.35cm" svg:height="0.412cm" svg:x="4.385cm" svg:y="14.077cm">
          <draw:text-box>
            <text:p text:style-name="P1"><text:span text:style-name="T6">c</text:span></text:p>
          </draw:text-box>
        </draw:frame>
        <draw:frame draw:style-name="gr4" draw:text-style-name="P5" draw:layer="layout" svg:width="1.119cm" svg:height="0.467cm" svg:x="4.57cm" svg:y="14.046cm">
          <draw:text-box>
            <text:p text:style-name="P1"><text:span text:style-name="T7">(</text:span><text:span text:style-name="T11">2</text:span><text:span text:style-name="T7">,</text:span><text:span text:style-name="T11">2</text:span><text:span text:style-name="T7">))</text:span></text:p>
          </draw:text-box>
        </draw:frame>
        <draw:frame draw:style-name="gr4" draw:text-style-name="P5" draw:layer="layout" svg:width="0.781cm" svg:height="0.412cm" svg:x="2.54cm" svg:y="14.499cm">
          <draw:text-box>
            <text:p text:style-name="P1"><text:span text:style-name="T6">plot</text:span></text:p>
          </draw:text-box>
        </draw:frame>
        <draw:frame draw:style-name="gr4" draw:text-style-name="P5" draw:layer="layout" svg:width="3.355cm" svg:height="0.467cm" svg:x="3.278cm" svg:y="14.468cm">
          <draw:text-box>
            <text:p text:style-name="P1"><text:span text:style-name="T7">(pen_reg,</text:span><text:span text:style-name="T9"> shade=</text:span><text:span text:style-name="T7">T)</text:span></text:p>
          </draw:text-box>
        </draw:frame>
        <draw:frame draw:style-name="gr4" draw:text-style-name="P5" draw:layer="layout" svg:width="0.35cm" svg:height="0.501cm" svg:x="2.97cm" svg:y="15.245cm">
          <draw:text-box>
            <text:p text:style-name="P1"><text:span text:style-name="T4">•</text:span></text:p>
          </draw:text-box>
        </draw:frame>
        <draw:frame draw:style-name="gr4" draw:text-style-name="P5" draw:layer="layout" svg:width="0.35cm" svg:height="0.412cm" svg:x="3.419cm" svg:y="15.315cm">
          <draw:text-box>
            <text:p text:style-name="P1"><text:span text:style-name="T10">y</text:span></text:p>
          </draw:text-box>
        </draw:frame>
        <draw:polygon draw:style-name="gr5" draw:text-style-name="P6" draw:layer="layout" svg:width="16.721cm" svg:height="0.954cm" svg:x="2.434cm" svg:y="15.852cm" svg:viewBox="0 0 16722 955" draw:points="0,955 16722,955 16722,0 0,0">
          <text:p/>
        </draw:polygon>
        <draw:frame draw:style-name="gr4" draw:text-style-name="P5" draw:layer="layout" svg:width="6.763cm" svg:height="0.501cm" svg:x="3.604cm" svg:y="15.245cm">
          <draw:text-box>
            <text:p text:style-name="P1"><text:span text:style-name="T4">-axes are all potentially on different scales:</text:span></text:p>
          </draw:text-box>
        </draw:frame>
        <draw:frame draw:style-name="gr4" draw:text-style-name="P5" draw:layer="layout" svg:width="0.662cm" svg:height="0.412cm" svg:x="2.54cm" svg:y="15.875cm">
          <draw:text-box>
            <text:p text:style-name="P1"><text:span text:style-name="T6">par</text:span></text:p>
          </draw:text-box>
        </draw:frame>
        <draw:frame draw:style-name="gr4" draw:text-style-name="P5" draw:layer="layout" svg:width="1.306cm" svg:height="0.467cm" svg:x="3.094cm" svg:y="15.845cm">
          <draw:text-box>
            <text:p text:style-name="P1"><text:span text:style-name="T7">(</text:span><text:span text:style-name="T9">mfrow=</text:span></text:p>
          </draw:text-box>
        </draw:frame>
        <draw:frame draw:style-name="gr4" draw:text-style-name="P5" draw:layer="layout" svg:width="0.35cm" svg:height="0.412cm" svg:x="4.385cm" svg:y="15.875cm">
          <draw:text-box>
            <text:p text:style-name="P1"><text:span text:style-name="T6">c</text:span></text:p>
          </draw:text-box>
        </draw:frame>
        <draw:frame draw:style-name="gr4" draw:text-style-name="P5" draw:layer="layout" svg:width="1.119cm" svg:height="0.467cm" svg:x="4.57cm" svg:y="15.845cm">
          <draw:text-box>
            <text:p text:style-name="P1"><text:span text:style-name="T7">(</text:span><text:span text:style-name="T11">2</text:span><text:span text:style-name="T7">,</text:span><text:span text:style-name="T11">2</text:span><text:span text:style-name="T7">))</text:span></text:p>
          </draw:text-box>
        </draw:frame>
        <draw:frame draw:style-name="gr4" draw:text-style-name="P5" draw:layer="layout" svg:width="0.781cm" svg:height="0.412cm" svg:x="2.54cm" svg:y="16.297cm">
          <draw:text-box>
            <text:p text:style-name="P1"><text:span text:style-name="T6">plot</text:span></text:p>
          </draw:text-box>
        </draw:frame>
        <draw:frame draw:style-name="gr4" draw:text-style-name="P5" draw:layer="layout" svg:width="5.031cm" svg:height="0.467cm" svg:x="3.278cm" svg:y="16.266cm">
          <draw:text-box>
            <text:p text:style-name="P1"><text:span text:style-name="T7">(pen_reg,</text:span><text:span text:style-name="T9"> shade=</text:span><text:span text:style-name="T7">T,</text:span><text:span text:style-name="T9"> scale=</text:span><text:span text:style-name="T11">0</text:span><text:span text:style-name="T7">)</text:span></text:p>
          </draw:text-box>
        </draw:frame>
        <draw:frame draw:style-name="gr4" draw:text-style-name="P5" draw:layer="layout" svg:width="0.35cm" svg:height="0.501cm" svg:x="2.97cm" svg:y="17.043cm">
          <draw:text-box>
            <text:p text:style-name="P1"><text:span text:style-name="T4">5.</text:span></text:p>
          </draw:text-box>
        </draw:frame>
        <draw:frame draw:style-name="gr6" draw:text-style-name="P5" draw:layer="layout" svg:width="9.815cm" svg:height="0.501cm" svg:x="3.419cm" svg:y="17.043cm">
          <draw:text-box>
            <text:p text:style-name="P1"><text:span text:style-name="T12">Visually compare the depth relationship estimated using the</text:span></text:p>
          </draw:text-box>
        </draw:frame>
        <draw:frame draw:style-name="gr4" draw:text-style-name="P5" draw:layer="layout" svg:width="0.561cm" svg:height="0.467cm" svg:x="13.269cm" svg:y="17.082cm">
          <draw:text-box>
            <text:p text:style-name="P1"><text:span text:style-name="T7">gam</text:span></text:p>
          </draw:text-box>
        </draw:frame>
        <draw:frame draw:style-name="gr6" draw:text-style-name="P5" draw:layer="layout" svg:width="5.129cm" svg:height="0.501cm" svg:x="13.972cm" svg:y="17.043cm">
          <draw:text-box>
            <text:p text:style-name="P1"><text:span text:style-name="T12">function and a regression spline</text:span></text:p>
          </draw:text-box>
        </draw:frame>
        <draw:polygon draw:style-name="gr5" draw:text-style-name="P6" draw:layer="layout" svg:width="16.721cm" svg:height="1.796cm" svg:x="2.434cm" svg:y="18.072cm" svg:viewBox="0 0 16722 1797" draw:points="0,1797 16722,1797 16722,0 0,0">
          <text:p/>
        </draw:polygon>
        <draw:frame draw:style-name="gr4" draw:text-style-name="P5" draw:layer="layout" svg:width="4.752cm" svg:height="0.501cm" svg:x="3.419cm" svg:y="17.465cm">
          <draw:text-box>
            <text:p text:style-name="P1"><text:span text:style-name="T4">equivalent with just one knot:</text:span></text:p>
          </draw:text-box>
        </draw:frame>
        <draw:frame draw:style-name="gr4" draw:text-style-name="P5" draw:layer="layout" svg:width="1.441cm" svg:height="0.412cm" svg:x="2.54cm" svg:y="18.096cm">
          <draw:text-box>
            <text:p text:style-name="P1"><text:span text:style-name="T6">require</text:span></text:p>
          </draw:text-box>
        </draw:frame>
        <draw:frame draw:style-name="gr4" draw:text-style-name="P5" draw:layer="layout" svg:width="1.678cm" svg:height="0.467cm" svg:x="3.832cm" svg:y="18.065cm">
          <draw:text-box>
            <text:p text:style-name="P1"><text:span text:style-name="T7">(splines)</text:span></text:p>
          </draw:text-box>
        </draw:frame>
        <draw:frame draw:style-name="gr4" draw:text-style-name="P5" draw:layer="layout" svg:width="0.662cm" svg:height="0.412cm" svg:x="2.54cm" svg:y="18.517cm">
          <draw:text-box>
            <text:p text:style-name="P1"><text:span text:style-name="T6">par</text:span></text:p>
          </draw:text-box>
        </draw:frame>
        <draw:frame draw:style-name="gr4" draw:text-style-name="P5" draw:layer="layout" svg:width="1.306cm" svg:height="0.467cm" svg:x="3.094cm" svg:y="18.486cm">
          <draw:text-box>
            <text:p text:style-name="P1"><text:span text:style-name="T7">(</text:span><text:span text:style-name="T9">mfrow=</text:span></text:p>
          </draw:text-box>
        </draw:frame>
        <draw:frame draw:style-name="gr4" draw:text-style-name="P5" draw:layer="layout" svg:width="0.35cm" svg:height="0.412cm" svg:x="4.385cm" svg:y="18.517cm">
          <draw:text-box>
            <text:p text:style-name="P1"><text:span text:style-name="T6">c</text:span></text:p>
          </draw:text-box>
        </draw:frame>
        <draw:frame draw:style-name="gr4" draw:text-style-name="P5" draw:layer="layout" svg:width="1.119cm" svg:height="0.467cm" svg:x="4.57cm" svg:y="18.486cm">
          <draw:text-box>
            <text:p text:style-name="P1"><text:span text:style-name="T7">(</text:span><text:span text:style-name="T11">1</text:span><text:span text:style-name="T7">,</text:span><text:span text:style-name="T11">2</text:span><text:span text:style-name="T7">))</text:span></text:p>
          </draw:text-box>
        </draw:frame>
        <draw:frame draw:style-name="gr4" draw:text-style-name="P5" draw:layer="layout" svg:width="1.12cm" svg:height="0.467cm" svg:x="2.54cm" svg:y="18.908cm">
          <draw:text-box>
            <text:p text:style-name="P1"><text:span text:style-name="T7">test&lt;-</text:span></text:p>
          </draw:text-box>
        </draw:frame>
        <draw:frame draw:style-name="gr4" draw:text-style-name="P5" draw:layer="layout" svg:width="1.395cm" svg:height="0.412cm" svg:x="3.647cm" svg:y="18.939cm">
          <draw:text-box>
            <text:p text:style-name="P1"><text:span text:style-name="T6">update</text:span></text:p>
          </draw:text-box>
        </draw:frame>
        <draw:frame draw:style-name="gr4" draw:text-style-name="P5" draw:layer="layout" svg:width="2.051cm" svg:height="0.467cm" svg:x="4.754cm" svg:y="18.908cm">
          <draw:text-box>
            <text:p text:style-name="P1"><text:span text:style-name="T7">(pen_reg, .</text:span></text:p>
          </draw:text-box>
        </draw:frame>
        <draw:frame draw:style-name="gr4" draw:text-style-name="P5" draw:layer="layout" svg:width="0.35cm" svg:height="0.412cm" svg:x="6.784cm" svg:y="18.939cm">
          <draw:text-box>
            <text:p text:style-name="P1"><text:span text:style-name="T8">~</text:span></text:p>
          </draw:text-box>
        </draw:frame>
        <draw:frame draw:style-name="gr4" draw:text-style-name="P5" draw:layer="layout" svg:width="0.35cm" svg:height="0.467cm" svg:x="6.968cm" svg:y="18.908cm">
          <draw:text-box>
            <text:p text:style-name="P1"><text:span text:style-name="T7">.</text:span></text:p>
          </draw:text-box>
        </draw:frame>
        <draw:frame draw:style-name="gr4" draw:text-style-name="P5" draw:layer="layout" svg:width="0.353cm" svg:height="0.412cm" svg:x="7.153cm" svg:y="18.939cm">
          <draw:text-box>
            <text:p text:style-name="P1"><text:span text:style-name="T8">-</text:span><text:span text:style-name="T6">s</text:span></text:p>
          </draw:text-box>
        </draw:frame>
        <draw:frame draw:style-name="gr4" draw:text-style-name="P5" draw:layer="layout" svg:width="1.306cm" svg:height="0.467cm" svg:x="7.522cm" svg:y="18.908cm">
          <draw:text-box>
            <text:p text:style-name="P1"><text:span text:style-name="T7">(Depth)</text:span></text:p>
          </draw:text-box>
        </draw:frame>
        <draw:frame draw:style-name="gr4" draw:text-style-name="P5" draw:layer="layout" svg:width="0.755cm" svg:height="0.412cm" svg:x="8.814cm" svg:y="18.939cm">
          <draw:text-box>
            <text:p text:style-name="P1"><text:span text:style-name="T8">+</text:span><text:span text:style-name="T6">bs</text:span></text:p>
          </draw:text-box>
        </draw:frame>
        <draw:frame draw:style-name="gr4" draw:text-style-name="P5" draw:layer="layout" svg:width="2.61cm" svg:height="0.467cm" svg:x="9.367cm" svg:y="18.908cm">
          <draw:text-box>
            <text:p text:style-name="P1"><text:span text:style-name="T7">(Depth,</text:span><text:span text:style-name="T9"> knots=</text:span></text:p>
          </draw:text-box>
        </draw:frame>
        <draw:frame draw:style-name="gr4" draw:text-style-name="P5" draw:layer="layout" svg:width="0.35cm" svg:height="0.412cm" svg:x="11.95cm" svg:y="18.939cm">
          <draw:text-box>
            <text:p text:style-name="P1"><text:span text:style-name="T6">c</text:span></text:p>
          </draw:text-box>
        </draw:frame>
        <draw:frame draw:style-name="gr4" draw:text-style-name="P5" draw:layer="layout" svg:width="1.12cm" svg:height="0.467cm" svg:x="12.135cm" svg:y="18.908cm">
          <draw:text-box>
            <text:p text:style-name="P1"><text:span text:style-name="T7">(</text:span><text:span text:style-name="T11">20</text:span><text:span text:style-name="T7">)))</text:span></text:p>
          </draw:text-box>
        </draw:frame>
        <draw:frame draw:style-name="gr4" draw:text-style-name="P5" draw:layer="layout" svg:width="1.725cm" svg:height="0.412cm" svg:x="2.54cm" svg:y="19.361cm">
          <draw:text-box>
            <text:p text:style-name="P1"><text:span text:style-name="T6">termplot</text:span></text:p>
          </draw:text-box>
        </draw:frame>
        <draw:frame draw:style-name="gr4" draw:text-style-name="P5" draw:layer="layout" svg:width="2.238cm" svg:height="0.467cm" svg:x="4.016cm" svg:y="19.33cm">
          <draw:text-box>
            <text:p text:style-name="P1"><text:span text:style-name="T7">(test,</text:span><text:span text:style-name="T9"> se=</text:span><text:span text:style-name="T7">T)</text:span></text:p>
          </draw:text-box>
        </draw:frame>
        <draw:frame draw:style-name="gr4" draw:text-style-name="P5" draw:layer="layout" svg:width="0.35cm" svg:height="0.501cm" svg:x="2.97cm" svg:y="20.105cm">
          <draw:text-box>
            <text:p text:style-name="P1"><text:span text:style-name="T4">6.</text:span></text:p>
          </draw:text-box>
        </draw:frame>
        <draw:frame draw:style-name="gr7" draw:text-style-name="P5" draw:layer="layout" svg:width="11.186cm" svg:height="0.501cm" svg:x="3.419cm" svg:y="20.105cm">
          <draw:text-box>
            <text:p text:style-name="P1"><text:span text:style-name="T4">Carry out model selection on the terms in the working GAM using the</text:span></text:p>
          </draw:text-box>
        </draw:frame>
        <draw:frame draw:style-name="gr4" draw:text-style-name="P5" draw:layer="layout" svg:width="1.12cm" svg:height="0.467cm" svg:x="14.499cm" svg:y="20.144cm">
          <draw:text-box>
            <text:p text:style-name="P1"><text:span text:style-name="T7">dredge</text:span></text:p>
          </draw:text-box>
        </draw:frame>
        <draw:frame draw:style-name="gr7" draw:text-style-name="P5" draw:layer="layout" svg:width="2.33cm" svg:height="0.501cm" svg:x="15.724cm" svg:y="20.105cm">
          <draw:text-box>
            <text:p text:style-name="P1"><text:span text:style-name="T4">function in the</text:span></text:p>
          </draw:text-box>
        </draw:frame>
        <draw:frame draw:style-name="gr4" draw:text-style-name="P5" draw:layer="layout" svg:width="0.933cm" svg:height="0.467cm" svg:x="18.127cm" svg:y="20.144cm">
          <draw:text-box>
            <text:p text:style-name="P1"><text:span text:style-name="T7">MuMIn</text:span></text:p>
          </draw:text-box>
        </draw:frame>
        <draw:frame draw:style-name="gr8" draw:text-style-name="P5" draw:layer="layout" svg:width="1.132cm" svg:height="0.501cm" svg:x="3.419cm" svg:y="20.526cm">
          <draw:text-box>
            <text:p text:style-name="P1"><text:span text:style-name="T13">library.</text:span></text:p>
          </draw:text-box>
        </draw:frame>
        <draw:frame draw:style-name="gr8" draw:text-style-name="P5" draw:layer="layout" svg:width="14.793cm" svg:height="0.501cm" svg:x="4.647cm" svg:y="20.526cm">
          <draw:text-box>
            <text:p text:style-name="P1"><text:span text:style-name="T13">Here is some code to get you started but you’ll also need to change the options specification for</text:span></text:p>
          </draw:text-box>
        </draw:frame>
        <draw:frame draw:style-name="gr9" draw:text-style-name="P5" draw:layer="layout" svg:width="9.633cm" svg:height="0.501cm" svg:x="3.419cm" svg:y="20.948cm">
          <draw:text-box>
            <text:p text:style-name="P1"><text:span text:style-name="T4">the treatment of missing values and call the dredge function.</text:span></text:p>
          </draw:text-box>
        </draw:frame>
        <draw:frame draw:style-name="gr9" draw:text-style-name="P5" draw:layer="layout" svg:width="6.25cm" svg:height="0.501cm" svg:x="12.974cm" svg:y="20.948cm">
          <draw:text-box>
            <text:p text:style-name="P1"><text:span text:style-name="T4">It will issue you a warning message but</text:span></text:p>
          </draw:text-box>
        </draw:frame>
        <draw:polygon draw:style-name="gr5" draw:text-style-name="P6" draw:layer="layout" svg:width="16.721cm" svg:height="0.955cm" svg:x="2.434cm" svg:y="21.977cm" svg:viewBox="0 0 16722 956" draw:points="0,956 16722,956 16722,0 0,0">
          <text:p/>
        </draw:polygon>
        <draw:frame draw:style-name="gr4" draw:text-style-name="P5" draw:layer="layout" svg:width="4.997cm" svg:height="0.501cm" svg:x="3.419cm" svg:y="21.37cm">
          <draw:text-box>
            <text:p text:style-name="P1"><text:span text:style-name="T4">this can be ignored in this case.</text:span></text:p>
          </draw:text-box>
        </draw:frame>
        <draw:frame draw:style-name="gr4" draw:text-style-name="P5" draw:layer="layout" svg:width="1.441cm" svg:height="0.412cm" svg:x="2.54cm" svg:y="22.001cm">
          <draw:text-box>
            <text:p text:style-name="P1"><text:span text:style-name="T6">require</text:span></text:p>
          </draw:text-box>
        </draw:frame>
        <draw:frame draw:style-name="gr4" draw:text-style-name="P5" draw:layer="layout" svg:width="1.306cm" svg:height="0.467cm" svg:x="3.832cm" svg:y="21.97cm">
          <draw:text-box>
            <text:p text:style-name="P1"><text:span text:style-name="T7">(MuMIn)</text:span></text:p>
          </draw:text-box>
        </draw:frame>
        <draw:frame draw:style-name="gr4" draw:text-style-name="P5" draw:layer="layout" svg:width="2.423cm" svg:height="0.467cm" svg:x="2.54cm" svg:y="22.391cm">
          <draw:text-box>
            <text:p text:style-name="P1"><text:span text:style-name="T7">pen_regPois&lt;-</text:span></text:p>
          </draw:text-box>
        </draw:frame>
        <draw:frame draw:style-name="gr4" draw:text-style-name="P5" draw:layer="layout" svg:width="1.395cm" svg:height="0.412cm" svg:x="4.939cm" svg:y="22.422cm">
          <draw:text-box>
            <text:p text:style-name="P1"><text:span text:style-name="T6">update</text:span></text:p>
          </draw:text-box>
        </draw:frame>
        <draw:polygon draw:style-name="gr5" draw:text-style-name="P6" draw:layer="layout" svg:width="16.721cm" svg:height="0.955cm" svg:x="2.434cm" svg:y="23.142cm" svg:viewBox="0 0 16722 956" draw:points="0,956 16722,956 16722,0 0,0">
          <text:p/>
        </draw:polygon>
        <draw:frame draw:style-name="gr4" draw:text-style-name="P5" draw:layer="layout" svg:width="5.03cm" svg:height="0.467cm" svg:x="6.046cm" svg:y="22.391cm">
          <draw:text-box>
            <text:p text:style-name="P1"><text:span text:style-name="T7">(pen_reg,</text:span><text:span text:style-name="T9"> family=</text:span><text:span text:style-name="T14">"poisson"</text:span><text:span text:style-name="T7">)</text:span></text:p>
          </draw:text-box>
        </draw:frame>
        <draw:frame draw:style-name="gr4" draw:text-style-name="P5" draw:layer="layout" svg:width="1.479cm" svg:height="0.412cm" svg:x="2.54cm" svg:y="23.166cm">
          <draw:text-box>
            <text:p text:style-name="P1"><text:span text:style-name="T6">options</text:span></text:p>
          </draw:text-box>
        </draw:frame>
        <draw:frame draw:style-name="gr4" draw:text-style-name="P5" draw:layer="layout" svg:width="4.286cm" svg:height="0.467cm" svg:x="3.832cm" svg:y="23.135cm">
          <draw:text-box>
            <text:p text:style-name="P1"><text:span text:style-name="T7">(</text:span><text:span text:style-name="T9">na.action =</text:span><text:span text:style-name="T14"> "na.fail"</text:span><text:span text:style-name="T7">)</text:span></text:p>
          </draw:text-box>
        </draw:frame>
        <draw:frame draw:style-name="gr4" draw:text-style-name="P5" draw:layer="layout" svg:width="1.399cm" svg:height="0.412cm" svg:x="2.54cm" svg:y="23.588cm">
          <draw:text-box>
            <text:p text:style-name="P1"><text:span text:style-name="T6">dredge</text:span></text:p>
          </draw:text-box>
        </draw:frame>
        <draw:frame draw:style-name="gr4" draw:text-style-name="P5" draw:layer="layout" svg:width="4.845cm" svg:height="0.467cm" svg:x="3.647cm" svg:y="23.557cm">
          <draw:text-box>
            <text:p text:style-name="P1"><text:span text:style-name="T7">(pen_regPois,</text:span><text:span text:style-name="T9"> chat=</text:span><text:span text:style-name="T7">pen_reg</text:span></text:p>
          </draw:text-box>
        </draw:frame>
        <draw:frame draw:style-name="gr4" draw:text-style-name="P5" draw:layer="layout" svg:width="0.35cm" svg:height="0.412cm" svg:x="8.445cm" svg:y="23.588cm">
          <draw:text-box>
            <text:p text:style-name="P1"><text:span text:style-name="T8">$</text:span></text:p>
          </draw:text-box>
        </draw:frame>
        <draw:frame draw:style-name="gr4" draw:text-style-name="P5" draw:layer="layout" svg:width="3.542cm" svg:height="0.467cm" svg:x="8.629cm" svg:y="23.557cm">
          <draw:text-box>
            <text:p text:style-name="P1"><text:span text:style-name="T7">scale,</text:span><text:span text:style-name="T9"> rank=</text:span><text:span text:style-name="T14">"QAIC"</text:span><text:span text:style-name="T7">)</text:span></text:p>
          </draw:text-box>
        </draw:frame>
        <draw:frame draw:style-name="gr4" draw:text-style-name="P5" draw:layer="layout" svg:width="0.35cm" svg:height="0.501cm" svg:x="2.97cm" svg:y="24.334cm">
          <draw:text-box>
            <text:p text:style-name="P1"><text:span text:style-name="T4">7.</text:span></text:p>
          </draw:text-box>
        </draw:frame>
        <draw:frame draw:style-name="gr4" draw:text-style-name="P5" draw:layer="layout" svg:width="7.571cm" svg:height="0.501cm" svg:x="3.419cm" svg:y="24.334cm">
          <draw:text-box>
            <text:p text:style-name="P1"><text:span text:style-name="T4">Make some predictions for pre and post impact:</text:span></text:p>
          </draw:text-box>
        </draw:frame>
        <draw:frame draw:style-name="gr4" draw:text-style-name="P5" draw:layer="layout" svg:width="3.042cm" svg:height="0.501cm" svg:x="2.97cm" svg:y="24.967cm">
          <draw:text-box>
            <text:p text:style-name="P1"><text:span text:style-name="T4">• </text:span><text:span text:style-name="T4">read in the data:</text:span></text:p>
          </draw:text-box>
        </draw:frame>
        <draw:frame draw:style-name="gr4" draw:text-style-name="P5" draw:layer="layout" svg:width="0.35cm" svg:height="0.501cm" svg:x="10.707cm" svg:y="26.058cm">
          <draw:text-box>
            <text:p text:style-name="P1"><text:span text:style-name="T4">1</text:span></text:p>
          </draw:text-box>
        </draw:frame>
      </draw:page>
      <draw:page draw:name="page2" draw:style-name="dp1" draw:master-page-name="master-page50">
        <draw:polygon draw:style-name="gr5" draw:text-style-name="P6" draw:layer="layout" svg:width="16.721cm" svg:height="0.955cm" svg:x="2.434cm" svg:y="2.68cm" svg:viewBox="0 0 16722 956" draw:points="0,956 16722,956 16722,0 0,0">
          <text:p/>
        </draw:polygon>
        <draw:frame draw:style-name="gr4" draw:text-style-name="P5" draw:layer="layout" svg:width="1.865cm" svg:height="0.467cm" svg:x="2.54cm" svg:y="2.673cm">
          <draw:text-box>
            <text:p text:style-name="P1"><text:span text:style-name="T7">preddata&lt;-</text:span></text:p>
          </draw:text-box>
        </draw:frame>
        <draw:frame draw:style-name="gr4" draw:text-style-name="P5" draw:layer="layout" svg:width="1.678cm" svg:height="0.412cm" svg:x="4.385cm" svg:y="2.704cm">
          <draw:text-box>
            <text:p text:style-name="P1"><text:span text:style-name="T6">read.csv</text:span></text:p>
          </draw:text-box>
        </draw:frame>
        <draw:frame draw:style-name="gr4" draw:text-style-name="P5" draw:layer="layout" svg:width="5.962cm" svg:height="0.467cm" svg:x="5.861cm" svg:y="2.673cm">
          <draw:text-box>
            <text:p text:style-name="P1"><text:span text:style-name="T7">(</text:span><text:span text:style-name="T14">"predictionData.csv"</text:span><text:span text:style-name="T7">,</text:span><text:span text:style-name="T9"> header=</text:span><text:span text:style-name="T7">T)</text:span></text:p>
          </draw:text-box>
        </draw:frame>
        <draw:frame draw:style-name="gr4" draw:text-style-name="P5" draw:layer="layout" svg:width="1.492cm" svg:height="0.467cm" svg:x="2.54cm" svg:y="3.095cm">
          <draw:text-box>
            <text:p text:style-name="P1"><text:span text:style-name="T7">preddata</text:span></text:p>
          </draw:text-box>
        </draw:frame>
        <draw:frame draw:style-name="gr4" draw:text-style-name="P5" draw:layer="layout" svg:width="0.35cm" svg:height="0.412cm" svg:x="4.016cm" svg:y="3.126cm">
          <draw:text-box>
            <text:p text:style-name="P1"><text:span text:style-name="T8">$</text:span></text:p>
          </draw:text-box>
        </draw:frame>
        <draw:frame draw:style-name="gr4" draw:text-style-name="P5" draw:layer="layout" svg:width="1.306cm" svg:height="0.467cm" svg:x="4.201cm" svg:y="3.095cm">
          <draw:text-box>
            <text:p text:style-name="P1"><text:span text:style-name="T7">Depth&lt;-</text:span></text:p>
          </draw:text-box>
        </draw:frame>
        <draw:frame draw:style-name="gr4" draw:text-style-name="P5" draw:layer="layout" svg:width="0.696cm" svg:height="0.412cm" svg:x="5.492cm" svg:y="3.126cm">
          <draw:text-box>
            <text:p text:style-name="P1"><text:span text:style-name="T6">abs</text:span></text:p>
          </draw:text-box>
        </draw:frame>
        <draw:frame draw:style-name="gr4" draw:text-style-name="P5" draw:layer="layout" svg:width="1.678cm" svg:height="0.467cm" svg:x="6.046cm" svg:y="3.095cm">
          <draw:text-box>
            <text:p text:style-name="P1"><text:span text:style-name="T7">(preddata</text:span></text:p>
          </draw:text-box>
        </draw:frame>
        <draw:frame draw:style-name="gr4" draw:text-style-name="P5" draw:layer="layout" svg:width="0.35cm" svg:height="0.412cm" svg:x="7.706cm" svg:y="3.126cm">
          <draw:text-box>
            <text:p text:style-name="P1"><text:span text:style-name="T8">$</text:span></text:p>
          </draw:text-box>
        </draw:frame>
        <draw:frame draw:style-name="gr4" draw:text-style-name="P5" draw:layer="layout" svg:width="1.12cm" svg:height="0.467cm" svg:x="7.891cm" svg:y="3.095cm">
          <draw:text-box>
            <text:p text:style-name="P1"><text:span text:style-name="T7">Depth)</text:span></text:p>
          </draw:text-box>
        </draw:frame>
        <draw:polygon draw:style-name="gr5" draw:text-style-name="P6" draw:layer="layout" svg:width="16.721cm" svg:height="0.533cm" svg:x="2.434cm" svg:y="4.478cm" svg:viewBox="0 0 16722 534" draw:points="0,534 16722,534 16722,0 0,0">
          <text:p/>
        </draw:polygon>
        <draw:frame draw:style-name="gr4" draw:text-style-name="P5" draw:layer="layout" svg:width="7.563cm" svg:height="0.501cm" svg:x="2.97cm" svg:y="3.872cm">
          <draw:text-box>
            <text:p text:style-name="P1"><text:span text:style-name="T4">• </text:span><text:span text:style-name="T4">Use the predict function to make predictions:</text:span></text:p>
          </draw:text-box>
        </draw:frame>
        <draw:frame draw:style-name="gr4" draw:text-style-name="P5" draw:layer="layout" svg:width="1.306cm" svg:height="0.467cm" svg:x="2.54cm" svg:y="4.471cm">
          <draw:text-box>
            <text:p text:style-name="P1"><text:span text:style-name="T7">preds&lt;-</text:span></text:p>
          </draw:text-box>
        </draw:frame>
        <draw:frame draw:style-name="gr4" draw:text-style-name="P5" draw:layer="layout" svg:width="1.407cm" svg:height="0.412cm" svg:x="4.016cm" svg:y="4.502cm">
          <draw:text-box>
            <text:p text:style-name="P1"><text:span text:style-name="T6">predict</text:span></text:p>
          </draw:text-box>
        </draw:frame>
        <draw:frame draw:style-name="gr4" draw:text-style-name="P5" draw:layer="layout" svg:width="6.148cm" svg:height="0.467cm" svg:x="5.308cm" svg:y="4.471cm">
          <draw:text-box>
            <text:p text:style-name="P1"><text:span text:style-name="T7">(pen_reg,</text:span><text:span text:style-name="T9"> newdata=</text:span><text:span text:style-name="T7">preddata,</text:span><text:span text:style-name="T9"> se=</text:span><text:span text:style-name="T7">T)</text:span></text:p>
          </draw:text-box>
        </draw:frame>
        <draw:polygon draw:style-name="gr5" draw:text-style-name="P6" draw:layer="layout" svg:width="16.721cm" svg:height="4.751cm" svg:x="2.434cm" svg:y="5.855cm" svg:viewBox="0 0 16722 4752" draw:points="0,4752 16722,4752 16722,0 0,0">
          <text:p/>
        </draw:polygon>
        <draw:frame draw:style-name="gr4" draw:text-style-name="P5" draw:layer="layout" svg:width="7.368cm" svg:height="0.501cm" svg:x="2.97cm" svg:y="5.248cm">
          <draw:text-box>
            <text:p text:style-name="P1"><text:span text:style-name="T4">• </text:span><text:span text:style-name="T4">View these predictions pre and post impact:</text:span></text:p>
          </draw:text-box>
        </draw:frame>
        <draw:frame draw:style-name="gr4" draw:text-style-name="P5" draw:layer="layout" svg:width="1.441cm" svg:height="0.412cm" svg:x="2.54cm" svg:y="5.879cm">
          <draw:text-box>
            <text:p text:style-name="P1"><text:span text:style-name="T6">require</text:span></text:p>
          </draw:text-box>
        </draw:frame>
        <draw:frame draw:style-name="gr4" draw:text-style-name="P5" draw:layer="layout" svg:width="1.492cm" svg:height="0.467cm" svg:x="3.832cm" svg:y="5.848cm">
          <draw:text-box>
            <text:p text:style-name="P1"><text:span text:style-name="T7">(fields)</text:span></text:p>
          </draw:text-box>
        </draw:frame>
        <draw:frame draw:style-name="gr4" draw:text-style-name="P5" draw:layer="layout" svg:width="0.662cm" svg:height="0.412cm" svg:x="2.54cm" svg:y="6.301cm">
          <draw:text-box>
            <text:p text:style-name="P1"><text:span text:style-name="T6">par</text:span></text:p>
          </draw:text-box>
        </draw:frame>
        <draw:frame draw:style-name="gr4" draw:text-style-name="P5" draw:layer="layout" svg:width="1.306cm" svg:height="0.467cm" svg:x="3.094cm" svg:y="6.27cm">
          <draw:text-box>
            <text:p text:style-name="P1"><text:span text:style-name="T7">(</text:span><text:span text:style-name="T9">mfrow=</text:span></text:p>
          </draw:text-box>
        </draw:frame>
        <draw:frame draw:style-name="gr4" draw:text-style-name="P5" draw:layer="layout" svg:width="0.35cm" svg:height="0.412cm" svg:x="4.385cm" svg:y="6.301cm">
          <draw:text-box>
            <text:p text:style-name="P1"><text:span text:style-name="T6">c</text:span></text:p>
          </draw:text-box>
        </draw:frame>
        <draw:frame draw:style-name="gr4" draw:text-style-name="P5" draw:layer="layout" svg:width="1.119cm" svg:height="0.467cm" svg:x="4.57cm" svg:y="6.27cm">
          <draw:text-box>
            <text:p text:style-name="P1"><text:span text:style-name="T7">(</text:span><text:span text:style-name="T11">1</text:span><text:span text:style-name="T7">,</text:span><text:span text:style-name="T11">2</text:span><text:span text:style-name="T7">))</text:span></text:p>
          </draw:text-box>
        </draw:frame>
        <draw:frame draw:style-name="gr4" draw:text-style-name="P5" draw:layer="layout" svg:width="1.822cm" svg:height="0.412cm" svg:x="2.54cm" svg:y="6.722cm">
          <draw:text-box>
            <text:p text:style-name="P1"><text:span text:style-name="T6">quilt.plot</text:span></text:p>
          </draw:text-box>
        </draw:frame>
        <draw:frame draw:style-name="gr4" draw:text-style-name="P5" draw:layer="layout" svg:width="1.678cm" svg:height="0.467cm" svg:x="4.385cm" svg:y="6.691cm">
          <draw:text-box>
            <text:p text:style-name="P1"><text:span text:style-name="T7">(preddata</text:span></text:p>
          </draw:text-box>
        </draw:frame>
        <draw:frame draw:style-name="gr4" draw:text-style-name="P5" draw:layer="layout" svg:width="0.35cm" svg:height="0.412cm" svg:x="6.046cm" svg:y="6.722cm">
          <draw:text-box>
            <text:p text:style-name="P1"><text:span text:style-name="T8">$</text:span></text:p>
          </draw:text-box>
        </draw:frame>
        <draw:frame draw:style-name="gr4" draw:text-style-name="P5" draw:layer="layout" svg:width="2.61cm" svg:height="0.467cm" svg:x="6.23cm" svg:y="6.691cm">
          <draw:text-box>
            <text:p text:style-name="P1"><text:span text:style-name="T7">x.pos[preddata</text:span></text:p>
          </draw:text-box>
        </draw:frame>
        <draw:frame draw:style-name="gr4" draw:text-style-name="P5" draw:layer="layout" svg:width="0.35cm" svg:height="0.412cm" svg:x="8.814cm" svg:y="6.722cm">
          <draw:text-box>
            <text:p text:style-name="P1"><text:span text:style-name="T8">$</text:span></text:p>
          </draw:text-box>
        </draw:frame>
        <draw:frame draw:style-name="gr4" draw:text-style-name="P5" draw:layer="layout" svg:width="1.12cm" svg:height="0.467cm" svg:x="8.998cm" svg:y="6.691cm">
          <draw:text-box>
            <text:p text:style-name="P1"><text:span text:style-name="T7">impact</text:span></text:p>
          </draw:text-box>
        </draw:frame>
        <draw:frame draw:style-name="gr4" draw:text-style-name="P5" draw:layer="layout" svg:width="0.595cm" svg:height="0.412cm" svg:x="10.105cm" svg:y="6.722cm">
          <draw:text-box>
            <text:p text:style-name="P1"><text:span text:style-name="T8">==</text:span></text:p>
          </draw:text-box>
        </draw:frame>
        <draw:frame draw:style-name="gr4" draw:text-style-name="P5" draw:layer="layout" svg:width="0.561cm" svg:height="0.467cm" svg:x="10.474cm" svg:y="6.691cm">
          <draw:text-box>
            <text:p text:style-name="P1"><text:span text:style-name="T11">0</text:span><text:span text:style-name="T7">],</text:span></text:p>
          </draw:text-box>
        </draw:frame>
        <draw:frame draw:style-name="gr4" draw:text-style-name="P5" draw:layer="layout" svg:width="1.492cm" svg:height="0.467cm" svg:x="2.54cm" svg:y="7.113cm">
          <draw:text-box>
            <text:p text:style-name="P1"><text:span text:style-name="T7">preddata</text:span></text:p>
          </draw:text-box>
        </draw:frame>
        <draw:frame draw:style-name="gr4" draw:text-style-name="P5" draw:layer="layout" svg:width="0.35cm" svg:height="0.412cm" svg:x="4.016cm" svg:y="7.144cm">
          <draw:text-box>
            <text:p text:style-name="P1"><text:span text:style-name="T8">$</text:span></text:p>
          </draw:text-box>
        </draw:frame>
        <draw:frame draw:style-name="gr4" draw:text-style-name="P5" draw:layer="layout" svg:width="2.61cm" svg:height="0.467cm" svg:x="4.201cm" svg:y="7.113cm">
          <draw:text-box>
            <text:p text:style-name="P1"><text:span text:style-name="T7">y.pos[preddata</text:span></text:p>
          </draw:text-box>
        </draw:frame>
        <draw:frame draw:style-name="gr4" draw:text-style-name="P5" draw:layer="layout" svg:width="0.35cm" svg:height="0.412cm" svg:x="6.784cm" svg:y="7.144cm">
          <draw:text-box>
            <text:p text:style-name="P1"><text:span text:style-name="T8">$</text:span></text:p>
          </draw:text-box>
        </draw:frame>
        <draw:frame draw:style-name="gr4" draw:text-style-name="P5" draw:layer="layout" svg:width="1.12cm" svg:height="0.467cm" svg:x="6.968cm" svg:y="7.113cm">
          <draw:text-box>
            <text:p text:style-name="P1"><text:span text:style-name="T7">impact</text:span></text:p>
          </draw:text-box>
        </draw:frame>
        <draw:frame draw:style-name="gr4" draw:text-style-name="P5" draw:layer="layout" svg:width="0.595cm" svg:height="0.412cm" svg:x="8.075cm" svg:y="7.144cm">
          <draw:text-box>
            <text:p text:style-name="P1"><text:span text:style-name="T8">==</text:span></text:p>
          </draw:text-box>
        </draw:frame>
        <draw:frame draw:style-name="gr4" draw:text-style-name="P5" draw:layer="layout" svg:width="0.561cm" svg:height="0.467cm" svg:x="8.445cm" svg:y="7.113cm">
          <draw:text-box>
            <text:p text:style-name="P1"><text:span text:style-name="T11">0</text:span><text:span text:style-name="T7">],</text:span></text:p>
          </draw:text-box>
        </draw:frame>
        <draw:frame draw:style-name="gr4" draw:text-style-name="P5" draw:layer="layout" svg:width="0.933cm" svg:height="0.467cm" svg:x="2.54cm" svg:y="7.535cm">
          <draw:text-box>
            <text:p text:style-name="P1"><text:span text:style-name="T7">preds</text:span></text:p>
          </draw:text-box>
        </draw:frame>
        <draw:frame draw:style-name="gr4" draw:text-style-name="P5" draw:layer="layout" svg:width="0.35cm" svg:height="0.412cm" svg:x="3.463cm" svg:y="7.566cm">
          <draw:text-box>
            <text:p text:style-name="P1"><text:span text:style-name="T8">$</text:span></text:p>
          </draw:text-box>
        </draw:frame>
        <draw:frame draw:style-name="gr4" draw:text-style-name="P5" draw:layer="layout" svg:width="2.237cm" svg:height="0.467cm" svg:x="3.647cm" svg:y="7.535cm">
          <draw:text-box>
            <text:p text:style-name="P1"><text:span text:style-name="T7">fit[preddata</text:span></text:p>
          </draw:text-box>
        </draw:frame>
        <draw:frame draw:style-name="gr4" draw:text-style-name="P5" draw:layer="layout" svg:width="0.35cm" svg:height="0.412cm" svg:x="5.861cm" svg:y="7.566cm">
          <draw:text-box>
            <text:p text:style-name="P1"><text:span text:style-name="T8">$</text:span></text:p>
          </draw:text-box>
        </draw:frame>
        <draw:frame draw:style-name="gr4" draw:text-style-name="P5" draw:layer="layout" svg:width="1.12cm" svg:height="0.467cm" svg:x="6.046cm" svg:y="7.535cm">
          <draw:text-box>
            <text:p text:style-name="P1"><text:span text:style-name="T7">impact</text:span></text:p>
          </draw:text-box>
        </draw:frame>
        <draw:frame draw:style-name="gr4" draw:text-style-name="P5" draw:layer="layout" svg:width="0.595cm" svg:height="0.412cm" svg:x="7.153cm" svg:y="7.566cm">
          <draw:text-box>
            <text:p text:style-name="P1"><text:span text:style-name="T8">==</text:span></text:p>
          </draw:text-box>
        </draw:frame>
        <draw:frame draw:style-name="gr4" draw:text-style-name="P5" draw:layer="layout" svg:width="0.561cm" svg:height="0.467cm" svg:x="7.522cm" svg:y="7.535cm">
          <draw:text-box>
            <text:p text:style-name="P1"><text:span text:style-name="T11">0</text:span><text:span text:style-name="T7">],</text:span></text:p>
          </draw:text-box>
        </draw:frame>
        <draw:frame draw:style-name="gr4" draw:text-style-name="P5" draw:layer="layout" svg:width="9.501cm" svg:height="0.467cm" svg:x="2.54cm" svg:y="7.957cm">
          <draw:text-box>
            <text:p text:style-name="P1"><text:span text:style-name="T9">main=</text:span><text:span text:style-name="T14">"Fitted values on the link scale, pre-impact"</text:span><text:span text:style-name="T7">)</text:span></text:p>
          </draw:text-box>
        </draw:frame>
        <draw:frame draw:style-name="gr4" draw:text-style-name="P5" draw:layer="layout" svg:width="1.822cm" svg:height="0.412cm" svg:x="2.54cm" svg:y="8.831cm">
          <draw:text-box>
            <text:p text:style-name="P1"><text:span text:style-name="T6">quilt.plot</text:span></text:p>
          </draw:text-box>
        </draw:frame>
        <draw:frame draw:style-name="gr4" draw:text-style-name="P5" draw:layer="layout" svg:width="1.678cm" svg:height="0.467cm" svg:x="4.385cm" svg:y="8.8cm">
          <draw:text-box>
            <text:p text:style-name="P1"><text:span text:style-name="T7">(preddata</text:span></text:p>
          </draw:text-box>
        </draw:frame>
        <draw:frame draw:style-name="gr4" draw:text-style-name="P5" draw:layer="layout" svg:width="0.35cm" svg:height="0.412cm" svg:x="6.046cm" svg:y="8.831cm">
          <draw:text-box>
            <text:p text:style-name="P1"><text:span text:style-name="T8">$</text:span></text:p>
          </draw:text-box>
        </draw:frame>
        <draw:frame draw:style-name="gr4" draw:text-style-name="P5" draw:layer="layout" svg:width="2.61cm" svg:height="0.467cm" svg:x="6.23cm" svg:y="8.8cm">
          <draw:text-box>
            <text:p text:style-name="P1"><text:span text:style-name="T7">x.pos[preddata</text:span></text:p>
          </draw:text-box>
        </draw:frame>
        <draw:frame draw:style-name="gr4" draw:text-style-name="P5" draw:layer="layout" svg:width="0.35cm" svg:height="0.412cm" svg:x="8.814cm" svg:y="8.831cm">
          <draw:text-box>
            <text:p text:style-name="P1"><text:span text:style-name="T8">$</text:span></text:p>
          </draw:text-box>
        </draw:frame>
        <draw:frame draw:style-name="gr4" draw:text-style-name="P5" draw:layer="layout" svg:width="1.12cm" svg:height="0.467cm" svg:x="8.998cm" svg:y="8.8cm">
          <draw:text-box>
            <text:p text:style-name="P1"><text:span text:style-name="T7">impact</text:span></text:p>
          </draw:text-box>
        </draw:frame>
        <draw:frame draw:style-name="gr4" draw:text-style-name="P5" draw:layer="layout" svg:width="0.595cm" svg:height="0.412cm" svg:x="10.105cm" svg:y="8.831cm">
          <draw:text-box>
            <text:p text:style-name="P1"><text:span text:style-name="T8">==</text:span></text:p>
          </draw:text-box>
        </draw:frame>
        <draw:frame draw:style-name="gr4" draw:text-style-name="P5" draw:layer="layout" svg:width="0.561cm" svg:height="0.467cm" svg:x="10.474cm" svg:y="8.8cm">
          <draw:text-box>
            <text:p text:style-name="P1"><text:span text:style-name="T11">1</text:span><text:span text:style-name="T7">],</text:span></text:p>
          </draw:text-box>
        </draw:frame>
        <draw:frame draw:style-name="gr4" draw:text-style-name="P5" draw:layer="layout" svg:width="1.492cm" svg:height="0.467cm" svg:x="2.54cm" svg:y="9.222cm">
          <draw:text-box>
            <text:p text:style-name="P1"><text:span text:style-name="T7">preddata</text:span></text:p>
          </draw:text-box>
        </draw:frame>
        <draw:frame draw:style-name="gr4" draw:text-style-name="P5" draw:layer="layout" svg:width="0.35cm" svg:height="0.412cm" svg:x="4.016cm" svg:y="9.253cm">
          <draw:text-box>
            <text:p text:style-name="P1"><text:span text:style-name="T8">$</text:span></text:p>
          </draw:text-box>
        </draw:frame>
        <draw:frame draw:style-name="gr4" draw:text-style-name="P5" draw:layer="layout" svg:width="2.61cm" svg:height="0.467cm" svg:x="4.201cm" svg:y="9.222cm">
          <draw:text-box>
            <text:p text:style-name="P1"><text:span text:style-name="T7">y.pos[preddata</text:span></text:p>
          </draw:text-box>
        </draw:frame>
        <draw:frame draw:style-name="gr4" draw:text-style-name="P5" draw:layer="layout" svg:width="0.35cm" svg:height="0.412cm" svg:x="6.784cm" svg:y="9.253cm">
          <draw:text-box>
            <text:p text:style-name="P1"><text:span text:style-name="T8">$</text:span></text:p>
          </draw:text-box>
        </draw:frame>
        <draw:frame draw:style-name="gr4" draw:text-style-name="P5" draw:layer="layout" svg:width="1.12cm" svg:height="0.467cm" svg:x="6.968cm" svg:y="9.222cm">
          <draw:text-box>
            <text:p text:style-name="P1"><text:span text:style-name="T7">impact</text:span></text:p>
          </draw:text-box>
        </draw:frame>
        <draw:frame draw:style-name="gr4" draw:text-style-name="P5" draw:layer="layout" svg:width="0.595cm" svg:height="0.412cm" svg:x="8.075cm" svg:y="9.253cm">
          <draw:text-box>
            <text:p text:style-name="P1"><text:span text:style-name="T8">==</text:span></text:p>
          </draw:text-box>
        </draw:frame>
        <draw:frame draw:style-name="gr4" draw:text-style-name="P5" draw:layer="layout" svg:width="0.561cm" svg:height="0.467cm" svg:x="8.445cm" svg:y="9.222cm">
          <draw:text-box>
            <text:p text:style-name="P1"><text:span text:style-name="T11">1</text:span><text:span text:style-name="T7">],</text:span></text:p>
          </draw:text-box>
        </draw:frame>
        <draw:frame draw:style-name="gr4" draw:text-style-name="P5" draw:layer="layout" svg:width="0.933cm" svg:height="0.467cm" svg:x="2.54cm" svg:y="9.644cm">
          <draw:text-box>
            <text:p text:style-name="P1"><text:span text:style-name="T7">preds</text:span></text:p>
          </draw:text-box>
        </draw:frame>
        <draw:frame draw:style-name="gr4" draw:text-style-name="P5" draw:layer="layout" svg:width="0.35cm" svg:height="0.412cm" svg:x="3.463cm" svg:y="9.675cm">
          <draw:text-box>
            <text:p text:style-name="P1"><text:span text:style-name="T8">$</text:span></text:p>
          </draw:text-box>
        </draw:frame>
        <draw:frame draw:style-name="gr4" draw:text-style-name="P5" draw:layer="layout" svg:width="2.237cm" svg:height="0.467cm" svg:x="3.647cm" svg:y="9.644cm">
          <draw:text-box>
            <text:p text:style-name="P1"><text:span text:style-name="T7">fit[preddata</text:span></text:p>
          </draw:text-box>
        </draw:frame>
        <draw:frame draw:style-name="gr4" draw:text-style-name="P5" draw:layer="layout" svg:width="0.35cm" svg:height="0.412cm" svg:x="5.861cm" svg:y="9.675cm">
          <draw:text-box>
            <text:p text:style-name="P1"><text:span text:style-name="T8">$</text:span></text:p>
          </draw:text-box>
        </draw:frame>
        <draw:frame draw:style-name="gr4" draw:text-style-name="P5" draw:layer="layout" svg:width="1.12cm" svg:height="0.467cm" svg:x="6.046cm" svg:y="9.644cm">
          <draw:text-box>
            <text:p text:style-name="P1"><text:span text:style-name="T7">impact</text:span></text:p>
          </draw:text-box>
        </draw:frame>
        <draw:frame draw:style-name="gr4" draw:text-style-name="P5" draw:layer="layout" svg:width="0.595cm" svg:height="0.412cm" svg:x="7.153cm" svg:y="9.675cm">
          <draw:text-box>
            <text:p text:style-name="P1"><text:span text:style-name="T8">==</text:span></text:p>
          </draw:text-box>
        </draw:frame>
        <draw:frame draw:style-name="gr4" draw:text-style-name="P5" draw:layer="layout" svg:width="0.561cm" svg:height="0.467cm" svg:x="7.522cm" svg:y="9.644cm">
          <draw:text-box>
            <text:p text:style-name="P1"><text:span text:style-name="T11">1</text:span><text:span text:style-name="T7">],</text:span></text:p>
          </draw:text-box>
        </draw:frame>
        <draw:polygon draw:style-name="gr5" draw:text-style-name="P6" draw:layer="layout" svg:width="16.721cm" svg:height="4.329cm" svg:x="2.434cm" svg:y="10.816cm" svg:viewBox="0 0 16722 4330" draw:points="0,4330 16722,4330 16722,0 0,0">
          <text:p/>
        </draw:polygon>
        <draw:frame draw:style-name="gr4" draw:text-style-name="P5" draw:layer="layout" svg:width="9.687cm" svg:height="0.467cm" svg:x="2.54cm" svg:y="10.065cm">
          <draw:text-box>
            <text:p text:style-name="P1"><text:span text:style-name="T9">main=</text:span><text:span text:style-name="T14">"Fitted values on the link scale, post-impact"</text:span><text:span text:style-name="T7">)</text:span></text:p>
          </draw:text-box>
        </draw:frame>
        <draw:frame draw:style-name="gr4" draw:text-style-name="P5" draw:layer="layout" svg:width="0.662cm" svg:height="0.412cm" svg:x="2.54cm" svg:y="10.84cm">
          <draw:text-box>
            <text:p text:style-name="P1"><text:span text:style-name="T6">par</text:span></text:p>
          </draw:text-box>
        </draw:frame>
        <draw:frame draw:style-name="gr4" draw:text-style-name="P5" draw:layer="layout" svg:width="1.306cm" svg:height="0.467cm" svg:x="3.094cm" svg:y="10.809cm">
          <draw:text-box>
            <text:p text:style-name="P1"><text:span text:style-name="T7">(</text:span><text:span text:style-name="T9">mfrow=</text:span></text:p>
          </draw:text-box>
        </draw:frame>
        <draw:frame draw:style-name="gr4" draw:text-style-name="P5" draw:layer="layout" svg:width="0.35cm" svg:height="0.412cm" svg:x="4.385cm" svg:y="10.84cm">
          <draw:text-box>
            <text:p text:style-name="P1"><text:span text:style-name="T6">c</text:span></text:p>
          </draw:text-box>
        </draw:frame>
        <draw:frame draw:style-name="gr4" draw:text-style-name="P5" draw:layer="layout" svg:width="1.119cm" svg:height="0.467cm" svg:x="4.57cm" svg:y="10.809cm">
          <draw:text-box>
            <text:p text:style-name="P1"><text:span text:style-name="T7">(</text:span><text:span text:style-name="T11">1</text:span><text:span text:style-name="T7">,</text:span><text:span text:style-name="T11">2</text:span><text:span text:style-name="T7">))</text:span></text:p>
          </draw:text-box>
        </draw:frame>
        <draw:frame draw:style-name="gr4" draw:text-style-name="P5" draw:layer="layout" svg:width="1.822cm" svg:height="0.412cm" svg:x="2.54cm" svg:y="11.262cm">
          <draw:text-box>
            <text:p text:style-name="P1"><text:span text:style-name="T6">quilt.plot</text:span></text:p>
          </draw:text-box>
        </draw:frame>
        <draw:frame draw:style-name="gr4" draw:text-style-name="P5" draw:layer="layout" svg:width="1.678cm" svg:height="0.467cm" svg:x="4.385cm" svg:y="11.231cm">
          <draw:text-box>
            <text:p text:style-name="P1"><text:span text:style-name="T7">(preddata</text:span></text:p>
          </draw:text-box>
        </draw:frame>
        <draw:frame draw:style-name="gr4" draw:text-style-name="P5" draw:layer="layout" svg:width="0.35cm" svg:height="0.412cm" svg:x="6.046cm" svg:y="11.262cm">
          <draw:text-box>
            <text:p text:style-name="P1"><text:span text:style-name="T8">$</text:span></text:p>
          </draw:text-box>
        </draw:frame>
        <draw:frame draw:style-name="gr4" draw:text-style-name="P5" draw:layer="layout" svg:width="2.61cm" svg:height="0.467cm" svg:x="6.23cm" svg:y="11.231cm">
          <draw:text-box>
            <text:p text:style-name="P1"><text:span text:style-name="T7">x.pos[preddata</text:span></text:p>
          </draw:text-box>
        </draw:frame>
        <draw:frame draw:style-name="gr4" draw:text-style-name="P5" draw:layer="layout" svg:width="0.35cm" svg:height="0.412cm" svg:x="8.814cm" svg:y="11.262cm">
          <draw:text-box>
            <text:p text:style-name="P1"><text:span text:style-name="T8">$</text:span></text:p>
          </draw:text-box>
        </draw:frame>
        <draw:frame draw:style-name="gr4" draw:text-style-name="P5" draw:layer="layout" svg:width="1.12cm" svg:height="0.467cm" svg:x="8.998cm" svg:y="11.231cm">
          <draw:text-box>
            <text:p text:style-name="P1"><text:span text:style-name="T7">impact</text:span></text:p>
          </draw:text-box>
        </draw:frame>
        <draw:frame draw:style-name="gr4" draw:text-style-name="P5" draw:layer="layout" svg:width="0.595cm" svg:height="0.412cm" svg:x="10.105cm" svg:y="11.262cm">
          <draw:text-box>
            <text:p text:style-name="P1"><text:span text:style-name="T8">==</text:span></text:p>
          </draw:text-box>
        </draw:frame>
        <draw:frame draw:style-name="gr4" draw:text-style-name="P5" draw:layer="layout" svg:width="0.561cm" svg:height="0.467cm" svg:x="10.474cm" svg:y="11.231cm">
          <draw:text-box>
            <text:p text:style-name="P1"><text:span text:style-name="T11">0</text:span><text:span text:style-name="T7">],</text:span></text:p>
          </draw:text-box>
        </draw:frame>
        <draw:frame draw:style-name="gr4" draw:text-style-name="P5" draw:layer="layout" svg:width="1.492cm" svg:height="0.467cm" svg:x="2.54cm" svg:y="11.653cm">
          <draw:text-box>
            <text:p text:style-name="P1"><text:span text:style-name="T7">preddata</text:span></text:p>
          </draw:text-box>
        </draw:frame>
        <draw:frame draw:style-name="gr4" draw:text-style-name="P5" draw:layer="layout" svg:width="0.35cm" svg:height="0.412cm" svg:x="4.016cm" svg:y="11.684cm">
          <draw:text-box>
            <text:p text:style-name="P1"><text:span text:style-name="T8">$</text:span></text:p>
          </draw:text-box>
        </draw:frame>
        <draw:frame draw:style-name="gr4" draw:text-style-name="P5" draw:layer="layout" svg:width="2.61cm" svg:height="0.467cm" svg:x="4.201cm" svg:y="11.653cm">
          <draw:text-box>
            <text:p text:style-name="P1"><text:span text:style-name="T7">y.pos[preddata</text:span></text:p>
          </draw:text-box>
        </draw:frame>
        <draw:frame draw:style-name="gr4" draw:text-style-name="P5" draw:layer="layout" svg:width="0.35cm" svg:height="0.412cm" svg:x="6.784cm" svg:y="11.684cm">
          <draw:text-box>
            <text:p text:style-name="P1"><text:span text:style-name="T8">$</text:span></text:p>
          </draw:text-box>
        </draw:frame>
        <draw:frame draw:style-name="gr4" draw:text-style-name="P5" draw:layer="layout" svg:width="1.12cm" svg:height="0.467cm" svg:x="6.968cm" svg:y="11.653cm">
          <draw:text-box>
            <text:p text:style-name="P1"><text:span text:style-name="T7">impact</text:span></text:p>
          </draw:text-box>
        </draw:frame>
        <draw:frame draw:style-name="gr4" draw:text-style-name="P5" draw:layer="layout" svg:width="0.595cm" svg:height="0.412cm" svg:x="8.075cm" svg:y="11.684cm">
          <draw:text-box>
            <text:p text:style-name="P1"><text:span text:style-name="T8">==</text:span></text:p>
          </draw:text-box>
        </draw:frame>
        <draw:frame draw:style-name="gr4" draw:text-style-name="P5" draw:layer="layout" svg:width="0.561cm" svg:height="0.467cm" svg:x="8.445cm" svg:y="11.653cm">
          <draw:text-box>
            <text:p text:style-name="P1"><text:span text:style-name="T11">0</text:span><text:span text:style-name="T7">],</text:span></text:p>
          </draw:text-box>
        </draw:frame>
        <draw:frame draw:style-name="gr4" draw:text-style-name="P5" draw:layer="layout" svg:width="0.717cm" svg:height="0.412cm" svg:x="2.54cm" svg:y="12.105cm">
          <draw:text-box>
            <text:p text:style-name="P1"><text:span text:style-name="T6">exp</text:span></text:p>
          </draw:text-box>
        </draw:frame>
        <draw:frame draw:style-name="gr4" draw:text-style-name="P5" draw:layer="layout" svg:width="1.12cm" svg:height="0.467cm" svg:x="3.094cm" svg:y="12.075cm">
          <draw:text-box>
            <text:p text:style-name="P1"><text:span text:style-name="T7">(preds</text:span></text:p>
          </draw:text-box>
        </draw:frame>
        <draw:frame draw:style-name="gr4" draw:text-style-name="P5" draw:layer="layout" svg:width="0.35cm" svg:height="0.412cm" svg:x="4.201cm" svg:y="12.105cm">
          <draw:text-box>
            <text:p text:style-name="P1"><text:span text:style-name="T8">$</text:span></text:p>
          </draw:text-box>
        </draw:frame>
        <draw:frame draw:style-name="gr4" draw:text-style-name="P5" draw:layer="layout" svg:width="2.237cm" svg:height="0.467cm" svg:x="4.385cm" svg:y="12.075cm">
          <draw:text-box>
            <text:p text:style-name="P1"><text:span text:style-name="T7">fit[preddata</text:span></text:p>
          </draw:text-box>
        </draw:frame>
        <draw:frame draw:style-name="gr4" draw:text-style-name="P5" draw:layer="layout" svg:width="0.35cm" svg:height="0.412cm" svg:x="6.599cm" svg:y="12.105cm">
          <draw:text-box>
            <text:p text:style-name="P1"><text:span text:style-name="T8">$</text:span></text:p>
          </draw:text-box>
        </draw:frame>
        <draw:frame draw:style-name="gr4" draw:text-style-name="P5" draw:layer="layout" svg:width="1.12cm" svg:height="0.467cm" svg:x="6.784cm" svg:y="12.075cm">
          <draw:text-box>
            <text:p text:style-name="P1"><text:span text:style-name="T7">impact</text:span></text:p>
          </draw:text-box>
        </draw:frame>
        <draw:frame draw:style-name="gr4" draw:text-style-name="P5" draw:layer="layout" svg:width="0.595cm" svg:height="0.412cm" svg:x="7.891cm" svg:y="12.105cm">
          <draw:text-box>
            <text:p text:style-name="P1"><text:span text:style-name="T8">==</text:span></text:p>
          </draw:text-box>
        </draw:frame>
        <draw:frame draw:style-name="gr4" draw:text-style-name="P5" draw:layer="layout" svg:width="0.747cm" svg:height="0.467cm" svg:x="8.26cm" svg:y="12.075cm">
          <draw:text-box>
            <text:p text:style-name="P1"><text:span text:style-name="T11">0</text:span><text:span text:style-name="T7">]),</text:span></text:p>
          </draw:text-box>
        </draw:frame>
        <draw:frame draw:style-name="gr4" draw:text-style-name="P5" draw:layer="layout" svg:width="10.246cm" svg:height="0.467cm" svg:x="2.54cm" svg:y="12.496cm">
          <draw:text-box>
            <text:p text:style-name="P1"><text:span text:style-name="T9">main=</text:span><text:span text:style-name="T14">"Fitted values on the response scale, pre-impact"</text:span><text:span text:style-name="T7">)</text:span></text:p>
          </draw:text-box>
        </draw:frame>
        <draw:frame draw:style-name="gr4" draw:text-style-name="P5" draw:layer="layout" svg:width="1.822cm" svg:height="0.412cm" svg:x="2.54cm" svg:y="13.371cm">
          <draw:text-box>
            <text:p text:style-name="P1"><text:span text:style-name="T6">quilt.plot</text:span></text:p>
          </draw:text-box>
        </draw:frame>
        <draw:frame draw:style-name="gr4" draw:text-style-name="P5" draw:layer="layout" svg:width="1.678cm" svg:height="0.467cm" svg:x="4.385cm" svg:y="13.34cm">
          <draw:text-box>
            <text:p text:style-name="P1"><text:span text:style-name="T7">(preddata</text:span></text:p>
          </draw:text-box>
        </draw:frame>
        <draw:frame draw:style-name="gr4" draw:text-style-name="P5" draw:layer="layout" svg:width="0.35cm" svg:height="0.412cm" svg:x="6.046cm" svg:y="13.371cm">
          <draw:text-box>
            <text:p text:style-name="P1"><text:span text:style-name="T8">$</text:span></text:p>
          </draw:text-box>
        </draw:frame>
        <draw:frame draw:style-name="gr4" draw:text-style-name="P5" draw:layer="layout" svg:width="2.61cm" svg:height="0.467cm" svg:x="6.23cm" svg:y="13.34cm">
          <draw:text-box>
            <text:p text:style-name="P1"><text:span text:style-name="T7">x.pos[preddata</text:span></text:p>
          </draw:text-box>
        </draw:frame>
        <draw:frame draw:style-name="gr4" draw:text-style-name="P5" draw:layer="layout" svg:width="0.35cm" svg:height="0.412cm" svg:x="8.814cm" svg:y="13.371cm">
          <draw:text-box>
            <text:p text:style-name="P1"><text:span text:style-name="T8">$</text:span></text:p>
          </draw:text-box>
        </draw:frame>
        <draw:frame draw:style-name="gr4" draw:text-style-name="P5" draw:layer="layout" svg:width="1.12cm" svg:height="0.467cm" svg:x="8.998cm" svg:y="13.34cm">
          <draw:text-box>
            <text:p text:style-name="P1"><text:span text:style-name="T7">impact</text:span></text:p>
          </draw:text-box>
        </draw:frame>
        <draw:frame draw:style-name="gr4" draw:text-style-name="P5" draw:layer="layout" svg:width="0.595cm" svg:height="0.412cm" svg:x="10.105cm" svg:y="13.371cm">
          <draw:text-box>
            <text:p text:style-name="P1"><text:span text:style-name="T8">==</text:span></text:p>
          </draw:text-box>
        </draw:frame>
        <draw:frame draw:style-name="gr4" draw:text-style-name="P5" draw:layer="layout" svg:width="0.561cm" svg:height="0.467cm" svg:x="10.474cm" svg:y="13.34cm">
          <draw:text-box>
            <text:p text:style-name="P1"><text:span text:style-name="T11">1</text:span><text:span text:style-name="T7">],</text:span></text:p>
          </draw:text-box>
        </draw:frame>
        <draw:frame draw:style-name="gr4" draw:text-style-name="P5" draw:layer="layout" svg:width="1.492cm" svg:height="0.467cm" svg:x="2.54cm" svg:y="13.762cm">
          <draw:text-box>
            <text:p text:style-name="P1"><text:span text:style-name="T7">preddata</text:span></text:p>
          </draw:text-box>
        </draw:frame>
        <draw:frame draw:style-name="gr4" draw:text-style-name="P5" draw:layer="layout" svg:width="0.35cm" svg:height="0.412cm" svg:x="4.016cm" svg:y="13.793cm">
          <draw:text-box>
            <text:p text:style-name="P1"><text:span text:style-name="T8">$</text:span></text:p>
          </draw:text-box>
        </draw:frame>
        <draw:frame draw:style-name="gr4" draw:text-style-name="P5" draw:layer="layout" svg:width="2.61cm" svg:height="0.467cm" svg:x="4.201cm" svg:y="13.762cm">
          <draw:text-box>
            <text:p text:style-name="P1"><text:span text:style-name="T7">y.pos[preddata</text:span></text:p>
          </draw:text-box>
        </draw:frame>
        <draw:frame draw:style-name="gr4" draw:text-style-name="P5" draw:layer="layout" svg:width="0.35cm" svg:height="0.412cm" svg:x="6.784cm" svg:y="13.793cm">
          <draw:text-box>
            <text:p text:style-name="P1"><text:span text:style-name="T8">$</text:span></text:p>
          </draw:text-box>
        </draw:frame>
        <draw:frame draw:style-name="gr4" draw:text-style-name="P5" draw:layer="layout" svg:width="1.12cm" svg:height="0.467cm" svg:x="6.968cm" svg:y="13.762cm">
          <draw:text-box>
            <text:p text:style-name="P1"><text:span text:style-name="T7">impact</text:span></text:p>
          </draw:text-box>
        </draw:frame>
        <draw:frame draw:style-name="gr4" draw:text-style-name="P5" draw:layer="layout" svg:width="0.595cm" svg:height="0.412cm" svg:x="8.075cm" svg:y="13.793cm">
          <draw:text-box>
            <text:p text:style-name="P1"><text:span text:style-name="T8">==</text:span></text:p>
          </draw:text-box>
        </draw:frame>
        <draw:frame draw:style-name="gr4" draw:text-style-name="P5" draw:layer="layout" svg:width="0.561cm" svg:height="0.467cm" svg:x="8.445cm" svg:y="13.762cm">
          <draw:text-box>
            <text:p text:style-name="P1"><text:span text:style-name="T11">1</text:span><text:span text:style-name="T7">],</text:span></text:p>
          </draw:text-box>
        </draw:frame>
        <draw:frame draw:style-name="gr4" draw:text-style-name="P5" draw:layer="layout" svg:width="0.717cm" svg:height="0.412cm" svg:x="2.54cm" svg:y="14.214cm">
          <draw:text-box>
            <text:p text:style-name="P1"><text:span text:style-name="T6">exp</text:span></text:p>
          </draw:text-box>
        </draw:frame>
        <draw:frame draw:style-name="gr4" draw:text-style-name="P5" draw:layer="layout" svg:width="1.12cm" svg:height="0.467cm" svg:x="3.094cm" svg:y="14.183cm">
          <draw:text-box>
            <text:p text:style-name="P1"><text:span text:style-name="T7">(preds</text:span></text:p>
          </draw:text-box>
        </draw:frame>
        <draw:frame draw:style-name="gr4" draw:text-style-name="P5" draw:layer="layout" svg:width="0.35cm" svg:height="0.412cm" svg:x="4.201cm" svg:y="14.214cm">
          <draw:text-box>
            <text:p text:style-name="P1"><text:span text:style-name="T8">$</text:span></text:p>
          </draw:text-box>
        </draw:frame>
        <draw:frame draw:style-name="gr4" draw:text-style-name="P5" draw:layer="layout" svg:width="2.237cm" svg:height="0.467cm" svg:x="4.385cm" svg:y="14.183cm">
          <draw:text-box>
            <text:p text:style-name="P1"><text:span text:style-name="T7">fit[preddata</text:span></text:p>
          </draw:text-box>
        </draw:frame>
        <draw:frame draw:style-name="gr4" draw:text-style-name="P5" draw:layer="layout" svg:width="0.35cm" svg:height="0.412cm" svg:x="6.599cm" svg:y="14.214cm">
          <draw:text-box>
            <text:p text:style-name="P1"><text:span text:style-name="T8">$</text:span></text:p>
          </draw:text-box>
        </draw:frame>
        <draw:frame draw:style-name="gr4" draw:text-style-name="P5" draw:layer="layout" svg:width="1.12cm" svg:height="0.467cm" svg:x="6.784cm" svg:y="14.183cm">
          <draw:text-box>
            <text:p text:style-name="P1"><text:span text:style-name="T7">impact</text:span></text:p>
          </draw:text-box>
        </draw:frame>
        <draw:frame draw:style-name="gr4" draw:text-style-name="P5" draw:layer="layout" svg:width="0.595cm" svg:height="0.412cm" svg:x="7.891cm" svg:y="14.214cm">
          <draw:text-box>
            <text:p text:style-name="P1"><text:span text:style-name="T8">==</text:span></text:p>
          </draw:text-box>
        </draw:frame>
        <draw:frame draw:style-name="gr4" draw:text-style-name="P5" draw:layer="layout" svg:width="0.747cm" svg:height="0.467cm" svg:x="8.26cm" svg:y="14.183cm">
          <draw:text-box>
            <text:p text:style-name="P1"><text:span text:style-name="T11">1</text:span><text:span text:style-name="T7">]),</text:span></text:p>
          </draw:text-box>
        </draw:frame>
        <draw:frame draw:style-name="gr4" draw:text-style-name="P5" draw:layer="layout" svg:width="10.432cm" svg:height="0.467cm" svg:x="2.54cm" svg:y="14.605cm">
          <draw:text-box>
            <text:p text:style-name="P1"><text:span text:style-name="T9">main=</text:span><text:span text:style-name="T14">"Fitted values on the response scale, post-impact"</text:span><text:span text:style-name="T7">)</text:span></text:p>
          </draw:text-box>
        </draw:frame>
        <draw:frame draw:style-name="gr2" draw:text-style-name="P3" draw:layer="layout" svg:width="13.053cm" svg:height="0.611cm" svg:x="2.54cm" svg:y="15.865cm">
          <draw:text-box>
            <text:p text:style-name="P1"><text:span text:style-name="T5">Fitting an interaction based GAM with multiple covariates</text:span></text:p>
          </draw:text-box>
        </draw:frame>
        <draw:frame draw:style-name="gr4" draw:text-style-name="P5" draw:layer="layout" svg:width="0.35cm" svg:height="0.501cm" svg:x="2.97cm" svg:y="16.804cm">
          <draw:text-box>
            <text:p text:style-name="P1"><text:span text:style-name="T4">8.</text:span></text:p>
          </draw:text-box>
        </draw:frame>
        <draw:frame draw:style-name="gr10" draw:text-style-name="P5" draw:layer="layout" svg:width="8.13cm" svg:height="0.501cm" svg:x="3.419cm" svg:y="16.804cm">
          <draw:text-box>
            <text:p text:style-name="P1"><text:span text:style-name="T15">Fit a GAM with an interaction between impact and</text:span></text:p>
          </draw:text-box>
        </draw:frame>
        <draw:frame draw:style-name="gr4" draw:text-style-name="P5" draw:layer="layout" svg:width="0.933cm" svg:height="0.467cm" svg:x="11.457cm" svg:y="16.843cm">
          <draw:text-box>
            <text:p text:style-name="P1"><text:span text:style-name="T7">x.pos</text:span></text:p>
          </draw:text-box>
        </draw:frame>
        <draw:frame draw:style-name="gr10" draw:text-style-name="P5" draw:layer="layout" svg:width="6.839cm" svg:height="0.501cm" svg:x="12.38cm" svg:y="16.804cm">
          <draw:text-box>
            <text:p text:style-name="P1"><text:span text:style-name="T15">, check out the fitted model and make some</text:span></text:p>
          </draw:text-box>
        </draw:frame>
        <draw:polygon draw:style-name="gr5" draw:text-style-name="P6" draw:layer="layout" svg:width="16.721cm" svg:height="1.798cm" svg:x="2.434cm" svg:y="17.832cm" svg:viewBox="0 0 16722 1799" draw:points="0,1799 16722,1799 16722,0 0,0">
          <text:p/>
        </draw:polygon>
        <draw:frame draw:style-name="gr4" draw:text-style-name="P5" draw:layer="layout" svg:width="5.84cm" svg:height="0.501cm" svg:x="3.419cm" svg:y="17.225cm">
          <draw:text-box>
            <text:p text:style-name="P1"><text:span text:style-name="T4">predictions based on this new model:</text:span></text:p>
          </draw:text-box>
        </draw:frame>
        <draw:frame draw:style-name="gr4" draw:text-style-name="P5" draw:layer="layout" svg:width="2.237cm" svg:height="0.467cm" svg:x="2.54cm" svg:y="17.825cm">
          <draw:text-box>
            <text:p text:style-name="P1"><text:span text:style-name="T7">pen_regInt&lt;-</text:span></text:p>
          </draw:text-box>
        </draw:frame>
        <draw:frame draw:style-name="gr4" draw:text-style-name="P5" draw:layer="layout" svg:width="0.853cm" svg:height="0.412cm" svg:x="4.939cm" svg:y="17.856cm">
          <draw:text-box>
            <text:p text:style-name="P1"><text:span text:style-name="T6">gam</text:span></text:p>
          </draw:text-box>
        </draw:frame>
        <draw:frame draw:style-name="gr4" draw:text-style-name="P5" draw:layer="layout" svg:width="0.933cm" svg:height="0.467cm" svg:x="5.492cm" svg:y="17.825cm">
          <draw:text-box>
            <text:p text:style-name="P1"><text:span text:style-name="T7">(Nhat</text:span></text:p>
          </draw:text-box>
        </draw:frame>
        <draw:frame draw:style-name="gr4" draw:text-style-name="P5" draw:layer="layout" svg:width="0.628cm" svg:height="0.412cm" svg:x="6.599cm" svg:y="17.856cm">
          <draw:text-box>
            <text:p text:style-name="P1"><text:span text:style-name="T8">~</text:span><text:span text:style-name="T6"> s</text:span></text:p>
          </draw:text-box>
        </draw:frame>
        <draw:frame draw:style-name="gr4" draw:text-style-name="P5" draw:layer="layout" svg:width="3.355cm" svg:height="0.467cm" svg:x="7.153cm" svg:y="17.825cm">
          <draw:text-box>
            <text:p text:style-name="P1"><text:span text:style-name="T7">(x.pos,</text:span><text:span text:style-name="T9"> by=</text:span><text:span text:style-name="T7">impact)</text:span></text:p>
          </draw:text-box>
        </draw:frame>
        <draw:frame draw:style-name="gr4" draw:text-style-name="P5" draw:layer="layout" svg:width="0.505cm" svg:height="0.412cm" svg:x="10.474cm" svg:y="17.856cm">
          <draw:text-box>
            <text:p text:style-name="P1"><text:span text:style-name="T8">+</text:span><text:span text:style-name="T6">s</text:span></text:p>
          </draw:text-box>
        </draw:frame>
        <draw:frame draw:style-name="gr4" draw:text-style-name="P5" draw:layer="layout" svg:width="1.306cm" svg:height="0.467cm" svg:x="10.843cm" svg:y="17.825cm">
          <draw:text-box>
            <text:p text:style-name="P1"><text:span text:style-name="T7">(y.pos)</text:span></text:p>
          </draw:text-box>
        </draw:frame>
        <draw:frame draw:style-name="gr4" draw:text-style-name="P5" draw:layer="layout" svg:width="0.505cm" svg:height="0.412cm" svg:x="12.135cm" svg:y="17.856cm">
          <draw:text-box>
            <text:p text:style-name="P1"><text:span text:style-name="T8">+</text:span><text:span text:style-name="T6">s</text:span></text:p>
          </draw:text-box>
        </draw:frame>
        <draw:frame draw:style-name="gr4" draw:text-style-name="P5" draw:layer="layout" svg:width="1.306cm" svg:height="0.467cm" svg:x="12.504cm" svg:y="17.825cm">
          <draw:text-box>
            <text:p text:style-name="P1"><text:span text:style-name="T7">(Depth)</text:span></text:p>
          </draw:text-box>
        </draw:frame>
        <draw:frame draw:style-name="gr4" draw:text-style-name="P5" draw:layer="layout" svg:width="0.35cm" svg:height="0.412cm" svg:x="13.795cm" svg:y="17.856cm">
          <draw:text-box>
            <text:p text:style-name="P1"><text:span text:style-name="T8">+</text:span></text:p>
          </draw:text-box>
        </draw:frame>
        <draw:frame draw:style-name="gr4" draw:text-style-name="P5" draw:layer="layout" svg:width="1.306cm" svg:height="0.467cm" svg:x="13.98cm" svg:y="17.825cm">
          <draw:text-box>
            <text:p text:style-name="P1"><text:span text:style-name="T7">impact,</text:span></text:p>
          </draw:text-box>
        </draw:frame>
        <draw:frame draw:style-name="gr4" draw:text-style-name="P5" draw:layer="layout" svg:width="7.638cm" svg:height="0.467cm" svg:x="2.54cm" svg:y="18.247cm">
          <draw:text-box>
            <text:p text:style-name="P1"><text:span text:style-name="T9">data=</text:span><text:span text:style-name="T7">mydata,</text:span><text:span text:style-name="T9"> family=</text:span><text:span text:style-name="T7">quasipoisson,</text:span><text:span text:style-name="T9"> offset=</text:span></text:p>
          </draw:text-box>
        </draw:frame>
        <draw:frame draw:style-name="gr4" draw:text-style-name="P5" draw:layer="layout" svg:width="0.612cm" svg:height="0.412cm" svg:x="10.105cm" svg:y="18.278cm">
          <draw:text-box>
            <text:p text:style-name="P1"><text:span text:style-name="T6">log</text:span></text:p>
          </draw:text-box>
        </draw:frame>
        <draw:frame draw:style-name="gr4" draw:text-style-name="P5" draw:layer="layout" svg:width="1.306cm" svg:height="0.467cm" svg:x="10.659cm" svg:y="18.247cm">
          <draw:text-box>
            <text:p text:style-name="P1"><text:span text:style-name="T7">(area))</text:span></text:p>
          </draw:text-box>
        </draw:frame>
        <draw:frame draw:style-name="gr4" draw:text-style-name="P5" draw:layer="layout" svg:width="1.827cm" svg:height="0.412cm" svg:x="2.54cm" svg:y="18.7cm">
          <draw:text-box>
            <text:p text:style-name="P1"><text:span text:style-name="T6">summary</text:span></text:p>
          </draw:text-box>
        </draw:frame>
        <draw:frame draw:style-name="gr4" draw:text-style-name="P5" draw:layer="layout" svg:width="2.237cm" svg:height="0.467cm" svg:x="3.832cm" svg:y="18.669cm">
          <draw:text-box>
            <text:p text:style-name="P1"><text:span text:style-name="T7">(pen_regInt)</text:span></text:p>
          </draw:text-box>
        </draw:frame>
        <draw:frame draw:style-name="gr4" draw:text-style-name="P5" draw:layer="layout" svg:width="1.306cm" svg:height="0.467cm" svg:x="2.54cm" svg:y="19.09cm">
          <draw:text-box>
            <text:p text:style-name="P1"><text:span text:style-name="T7">preds&lt;-</text:span></text:p>
          </draw:text-box>
        </draw:frame>
        <draw:frame draw:style-name="gr4" draw:text-style-name="P5" draw:layer="layout" svg:width="1.407cm" svg:height="0.412cm" svg:x="4.016cm" svg:y="19.121cm">
          <draw:text-box>
            <text:p text:style-name="P1"><text:span text:style-name="T6">predict</text:span></text:p>
          </draw:text-box>
        </draw:frame>
        <draw:frame draw:style-name="gr4" draw:text-style-name="P5" draw:layer="layout" svg:width="6.707cm" svg:height="0.467cm" svg:x="5.308cm" svg:y="19.09cm">
          <draw:text-box>
            <text:p text:style-name="P1"><text:span text:style-name="T7">(pen_regInt,</text:span><text:span text:style-name="T9"> newdata=</text:span><text:span text:style-name="T7">preddata,</text:span><text:span text:style-name="T9"> se=</text:span><text:span text:style-name="T7">T)</text:span></text:p>
          </draw:text-box>
        </draw:frame>
        <draw:frame draw:style-name="gr4" draw:text-style-name="P5" draw:layer="layout" svg:width="0.35cm" svg:height="0.501cm" svg:x="2.97cm" svg:y="19.867cm">
          <draw:text-box>
            <text:p text:style-name="P1"><text:span text:style-name="T4">9.</text:span></text:p>
          </draw:text-box>
        </draw:frame>
        <draw:frame draw:style-name="gr4" draw:text-style-name="P5" draw:layer="layout" svg:width="9.442cm" svg:height="0.501cm" svg:x="3.419cm" svg:y="19.867cm">
          <draw:text-box>
            <text:p text:style-name="P1"><text:span text:style-name="T4">Plot these predictions using the quilt plot code used earlier.</text:span></text:p>
          </draw:text-box>
        </draw:frame>
        <draw:frame draw:style-name="gr4" draw:text-style-name="P5" draw:layer="layout" svg:width="0.468cm" svg:height="0.501cm" svg:x="2.794cm" svg:y="20.5cm">
          <draw:text-box>
            <text:p text:style-name="P1"><text:span text:style-name="T4">10.</text:span></text:p>
          </draw:text-box>
        </draw:frame>
        <draw:frame draw:style-name="gr11" draw:text-style-name="P5" draw:layer="layout" svg:width="4.968cm" svg:height="0.501cm" svg:x="3.419cm" svg:y="20.5cm">
          <draw:text-box>
            <text:p text:style-name="P1"><text:span text:style-name="T4">Carry out a runs test (from the</text:span></text:p>
          </draw:text-box>
        </draw:frame>
        <draw:frame draw:style-name="gr4" draw:text-style-name="P5" draw:layer="layout" svg:width="1.306cm" svg:height="0.467cm" svg:x="8.425cm" svg:y="20.539cm">
          <draw:text-box>
            <text:p text:style-name="P1"><text:span text:style-name="T7">lawstat</text:span></text:p>
          </draw:text-box>
        </draw:frame>
        <draw:frame draw:style-name="gr11" draw:text-style-name="P5" draw:layer="layout" svg:width="9.4cm" svg:height="0.501cm" svg:x="9.834cm" svg:y="20.5cm">
          <draw:text-box>
            <text:p text:style-name="P1"><text:span text:style-name="T4">library) on the Pearsons residuals for this interaction based</text:span></text:p>
          </draw:text-box>
        </draw:frame>
        <draw:frame draw:style-name="gr4" draw:text-style-name="P5" draw:layer="layout" svg:width="1.048cm" svg:height="0.501cm" svg:x="3.419cm" svg:y="20.922cm">
          <draw:text-box>
            <text:p text:style-name="P1"><text:span text:style-name="T4">model.</text:span></text:p>
          </draw:text-box>
        </draw:frame>
        <draw:frame draw:style-name="gr4" draw:text-style-name="P5" draw:layer="layout" svg:width="0.35cm" svg:height="0.501cm" svg:x="10.707cm" svg:y="26.058cm">
          <draw:text-box>
            <text:p text:style-name="P1"><text:span text:style-name="T4">2</text:span></text:p>
          </draw:text-box>
        </draw:frame>
      </draw:page>
      <draw:page draw:name="page3" draw:style-name="dp1" draw:master-page-name="master-page55">
        <draw:frame draw:style-name="gr2" draw:text-style-name="P3" draw:layer="layout" svg:width="2.148cm" svg:height="0.611cm" svg:x="2.54cm" svg:y="2.416cm">
          <draw:text-box>
            <text:p text:style-name="P1"><text:span text:style-name="T5">Questions</text:span></text:p>
          </draw:text-box>
        </draw:frame>
        <draw:frame draw:style-name="gr4" draw:text-style-name="P5" draw:layer="layout" svg:width="0.35cm" svg:height="0.501cm" svg:x="2.97cm" svg:y="3.355cm">
          <draw:text-box>
            <text:p text:style-name="P1"><text:span text:style-name="T4">1.</text:span></text:p>
          </draw:text-box>
        </draw:frame>
        <draw:frame draw:style-name="gr4" draw:text-style-name="P5" draw:layer="layout" svg:width="10.746cm" svg:height="0.505cm" svg:x="3.419cm" svg:y="3.355cm">
          <draw:text-box>
            <text:p text:style-name="P1"><text:span text:style-name="T4">Which of the following about the pen_reg model results is</text:span><text:span text:style-name="T16"> TRUE</text:span><text:span text:style-name="T4">?</text:span></text:p>
          </draw:text-box>
        </draw:frame>
        <draw:frame draw:style-name="gr4" draw:text-style-name="P5" draw:layer="layout" svg:width="0.463cm" svg:height="0.501cm" svg:x="3.567cm" svg:y="3.987cm">
          <draw:text-box>
            <text:p text:style-name="P1"><text:span text:style-name="T4">(a)</text:span></text:p>
          </draw:text-box>
        </draw:frame>
        <draw:frame draw:style-name="gr12" draw:text-style-name="P8" draw:layer="layout" svg:width="15.492cm" svg:height="0.501cm" svg:x="4.192cm" svg:y="3.987cm">
          <draw:text-box>
            <text:p text:style-name="P7"><text:span text:style-name="T17">There is compelling evidence that there are more animals post impact, than pre-impact, on average.</text:span></text:p>
          </draw:text-box>
        </draw:frame>
        <draw:frame draw:style-name="gr4" draw:text-style-name="P5" draw:layer="layout" svg:width="0.48cm" svg:height="0.501cm" svg:x="3.547cm" svg:y="4.409cm">
          <draw:text-box>
            <text:p text:style-name="P1"><text:span text:style-name="T4">(b)</text:span></text:p>
          </draw:text-box>
        </draw:frame>
        <draw:frame draw:style-name="gr8" draw:text-style-name="P5" draw:layer="layout" svg:width="15.259cm" svg:height="0.501cm" svg:x="4.192cm" svg:y="4.409cm">
          <draw:text-box>
            <text:p text:style-name="P1"><text:span text:style-name="T13">There is compelling evidence that there are less animals post impact, than pre-impact, on average.</text:span></text:p>
          </draw:text-box>
        </draw:frame>
        <draw:frame draw:style-name="gr4" draw:text-style-name="P5" draw:layer="layout" svg:width="12.986cm" svg:height="0.501cm" svg:x="3.587cm" svg:y="4.831cm">
          <draw:text-box>
            <text:p text:style-name="P1"><text:span text:style-name="T4">(c) There is no evidence for any changes in average numbers pre and post impact.</text:span></text:p>
          </draw:text-box>
        </draw:frame>
        <draw:frame draw:style-name="gr4" draw:text-style-name="P5" draw:layer="layout" svg:width="0.48cm" svg:height="0.501cm" svg:x="3.547cm" svg:y="5.253cm">
          <draw:text-box>
            <text:p text:style-name="P1"><text:span text:style-name="T4">(d)</text:span></text:p>
          </draw:text-box>
        </draw:frame>
        <draw:frame draw:style-name="gr8" draw:text-style-name="P9" draw:layer="layout" svg:width="15.314cm" svg:height="0.501cm" svg:x="4.186cm" svg:y="5.299cm">
          <draw:text-box>
            <text:p text:style-name="P7"><text:span text:style-name="T17">We cannot tell if there are any differences pre and post impact because the term is not fitted using</text:span></text:p>
          </draw:text-box>
        </draw:frame>
        <draw:frame draw:style-name="gr4" draw:text-style-name="P5" draw:layer="layout" svg:width="2.961cm" svg:height="0.501cm" svg:x="4.2cm" svg:y="5.699cm">
          <draw:text-box>
            <text:p text:style-name="P1"><text:span text:style-name="T4">a </text:span><text:span text:style-name="T18">smooth</text:span><text:span text:style-name="T4"> function.</text:span></text:p>
          </draw:text-box>
        </draw:frame>
        <draw:frame draw:style-name="gr4" draw:text-style-name="P5" draw:layer="layout" svg:width="0.442cm" svg:height="0.501cm" svg:x="3.587cm" svg:y="6.096cm">
          <draw:text-box>
            <text:p text:style-name="P1"><text:span text:style-name="T4">(e)</text:span></text:p>
          </draw:text-box>
        </draw:frame>
        <draw:frame draw:style-name="gr8" draw:text-style-name="P5" draw:layer="layout" svg:width="10.573cm" svg:height="0.501cm" svg:x="4.192cm" svg:y="6.096cm">
          <draw:text-box>
            <text:p text:style-name="P1"><text:span text:style-name="T13">The results may have been different if impact was fitted as using as.</text:span></text:p>
          </draw:text-box>
        </draw:frame>
        <draw:frame draw:style-name="gr8" draw:text-style-name="P5" draw:layer="layout" svg:width="4.54cm" svg:height="0.501cm" svg:x="14.6cm" svg:y="6.099cm">
          <draw:text-box>
            <text:p text:style-name="P1"><text:span text:style-name="T13">factor(impact) rather than as</text:span></text:p>
          </draw:text-box>
        </draw:frame>
        <draw:frame draw:style-name="gr4" draw:text-style-name="P5" draw:layer="layout" svg:width="7.239cm" svg:height="0.501cm" svg:x="4.261cm" svg:y="6.5cm">
          <draw:text-box>
            <text:p text:style-name="P1"><text:span text:style-name="T4">it was fitted here <text:s/></text:span><text:span text:style-name="T4">两个应该没什么关系把？？</text:span></text:p>
          </draw:text-box>
        </draw:frame>
        <draw:frame draw:style-name="gr4" draw:text-style-name="P5" draw:layer="layout" svg:width="0.35cm" svg:height="0.501cm" svg:x="2.97cm" svg:y="7.15cm">
          <draw:text-box>
            <text:p text:style-name="P1"><text:span text:style-name="T4">2.</text:span></text:p>
          </draw:text-box>
        </draw:frame>
        <draw:frame draw:style-name="gr4" draw:text-style-name="P5" draw:layer="layout" svg:width="10.886cm" svg:height="0.505cm" svg:x="3.419cm" svg:y="7.15cm">
          <draw:text-box>
            <text:p text:style-name="P1"><text:span text:style-name="T4">Which of the following about the pen_reg model results is</text:span><text:span text:style-name="T16"> FALSE</text:span><text:span text:style-name="T4">?</text:span></text:p>
          </draw:text-box>
        </draw:frame>
        <draw:frame draw:style-name="gr4" draw:text-style-name="P5" draw:layer="layout" svg:width="0.463cm" svg:height="0.501cm" svg:x="3.567cm" svg:y="7.783cm">
          <draw:text-box>
            <text:p text:style-name="P1"><text:span text:style-name="T4">(a)</text:span></text:p>
          </draw:text-box>
        </draw:frame>
        <draw:frame draw:style-name="gr6" draw:text-style-name="P11" draw:layer="layout" svg:width="15.081cm" svg:height="0.501cm" svg:x="4.2cm" svg:y="7.799cm">
          <draw:text-box>
            <text:p text:style-name="P10"><text:span text:style-name="T19">The F-</text:span><text:span text:style-name="T19">distribution </text:span><text:span text:style-name="T19">is the </text:span><text:span text:style-name="T19">reference </text:span><text:span text:style-name="T19">distribution </text:span><text:span text:style-name="T19">for the </text:span><text:span text:style-name="T19">smoother-</text:span><text:span text:style-name="T19">based test-</text:span><text:span text:style-name="T19">statistics </text:span><text:span text:style-name="T19">because</text:span></text:p>
          </draw:text-box>
        </draw:frame>
        <draw:frame draw:style-name="gr6" draw:text-style-name="P5" draw:layer="layout" svg:width="15.403cm" svg:height="0.501cm" svg:x="4.179cm" svg:y="8.205cm">
          <draw:text-box>
            <text:p text:style-name="P1"><text:span text:style-name="T12">we are </text:span><text:span text:style-name="T12">estimati</text:span><text:span text:style-name="T12">ng the </text:span><text:span text:style-name="T12">dispersi</text:span><text:span text:style-name="T12">on </text:span><text:span text:style-name="T12">paramet</text:span><text:span text:style-name="T12">er, if </text:span><text:span text:style-name="T12">this was </text:span><text:span text:style-name="T12">assumed </text:span><text:span text:style-name="T12">to be </text:span><text:span text:style-name="T12">equal to </text:span><text:span text:style-name="T12">one the </text:span><text:span text:style-name="T12">Normal</text:span></text:p>
          </draw:text-box>
        </draw:frame>
        <draw:frame draw:style-name="gr4" draw:text-style-name="P5" draw:layer="layout" svg:width="10.094cm" svg:height="0.501cm" svg:x="4.2cm" svg:y="8.6cm">
          <draw:text-box>
            <text:p text:style-name="P1"><text:span text:style-name="T4">dist</text:span><text:span text:style-name="T4">rib</text:span><text:span text:style-name="T4">uti</text:span><text:span text:style-name="T4">on </text:span><text:span text:style-name="T4">wo</text:span><text:span text:style-name="T4">uld </text:span><text:span text:style-name="T4">be </text:span><text:span text:style-name="T4">use</text:span><text:span text:style-name="T4">d </text:span><text:span text:style-name="T4">as </text:span><text:span text:style-name="T4">the </text:span><text:span text:style-name="T4">refe</text:span><text:span text:style-name="T4">ren</text:span><text:span text:style-name="T4">ce </text:span><text:span text:style-name="T4">dist</text:span><text:span text:style-name="T4">rib</text:span><text:span text:style-name="T4">uti</text:span><text:span text:style-name="T4">on </text:span><text:span text:style-name="T4">inst</text:span><text:span text:style-name="T4">ead</text:span><text:span text:style-name="T4">.</text:span></text:p>
          </draw:text-box>
        </draw:frame>
        <draw:frame draw:style-name="gr4" draw:text-style-name="P5" draw:layer="layout" svg:width="0.48cm" svg:height="0.501cm" svg:x="3.547cm" svg:y="9.048cm">
          <draw:text-box>
            <text:p text:style-name="P1"><text:span text:style-name="T4">(b)</text:span></text:p>
          </draw:text-box>
        </draw:frame>
        <draw:frame draw:style-name="gr13" draw:text-style-name="P5" draw:layer="layout" svg:width="15.331cm" svg:height="0.501cm" svg:x="4.192cm" svg:y="9.048cm">
          <draw:text-box>
            <text:p text:style-name="P1"><text:span text:style-name="T4">Between 8 and 9 </text:span><text:span text:style-name="T4">effective degrees of </text:span><text:span text:style-name="T4">freedom were used to fit </text:span><text:span text:style-name="T4">each smooth term and </text:span><text:span text:style-name="T4">the p-values</text:span></text:p>
          </draw:text-box>
        </draw:frame>
        <draw:frame draw:style-name="gr4" draw:text-style-name="P5" draw:layer="layout" svg:width="13.176cm" svg:height="0.501cm" svg:x="4.192cm" svg:y="9.47cm">
          <draw:text-box>
            <text:p text:style-name="P1"><text:span text:style-name="T4">fo</text:span><text:span text:style-name="T4">r </text:span><text:span text:style-name="T4">t</text:span><text:span text:style-name="T4">h</text:span><text:span text:style-name="T4">es</text:span><text:span text:style-name="T4">e </text:span><text:span text:style-name="T4">s</text:span><text:span text:style-name="T4">m</text:span><text:span text:style-name="T4">o</text:span><text:span text:style-name="T4">o</text:span><text:span text:style-name="T4">t</text:span><text:span text:style-name="T4">h </text:span><text:span text:style-name="T4">te</text:span><text:span text:style-name="T4">r</text:span><text:span text:style-name="T4">m</text:span><text:span text:style-name="T4">s </text:span><text:span text:style-name="T4">a</text:span><text:span text:style-name="T4">re </text:span><text:span text:style-name="T4">s</text:span><text:span text:style-name="T4">m</text:span><text:span text:style-name="T4">al</text:span><text:span text:style-name="T4">l, </text:span><text:span text:style-name="T4">s</text:span><text:span text:style-name="T4">u</text:span><text:span text:style-name="T4">g</text:span><text:span text:style-name="T4">g</text:span><text:span text:style-name="T4">es</text:span><text:span text:style-name="T4">ti</text:span><text:span text:style-name="T4">n</text:span><text:span text:style-name="T4">g </text:span><text:span text:style-name="T4">t</text:span><text:span text:style-name="T4">h</text:span><text:span text:style-name="T4">es</text:span><text:span text:style-name="T4">e </text:span><text:span text:style-name="T4">s</text:span><text:span text:style-name="T4">h</text:span><text:span text:style-name="T4">o</text:span><text:span text:style-name="T4">ul</text:span><text:span text:style-name="T4">d </text:span><text:span text:style-name="T4">b</text:span><text:span text:style-name="T4">e </text:span><text:span text:style-name="T4">re</text:span><text:span text:style-name="T4">t</text:span><text:span text:style-name="T4">ai</text:span><text:span text:style-name="T4">n</text:span><text:span text:style-name="T4">e</text:span><text:span text:style-name="T4">d </text:span><text:span text:style-name="T4">in </text:span><text:span text:style-name="T4">t</text:span><text:span text:style-name="T4">h</text:span><text:span text:style-name="T4">e </text:span><text:span text:style-name="T4">m</text:span><text:span text:style-name="T4">o</text:span><text:span text:style-name="T4">d</text:span><text:span text:style-name="T4">el</text:span><text:span text:style-name="T4">.</text:span></text:p>
          </draw:text-box>
        </draw:frame>
        <draw:frame draw:style-name="gr4" draw:text-style-name="P5" draw:layer="layout" svg:width="0.442cm" svg:height="0.501cm" svg:x="3.587cm" svg:y="9.892cm">
          <draw:text-box>
            <text:p text:style-name="P1"><text:span text:style-name="T4">(c)</text:span></text:p>
          </draw:text-box>
        </draw:frame>
        <draw:frame draw:style-name="gr8" draw:text-style-name="P5" draw:layer="layout" svg:width="14.637cm" svg:height="0.501cm" svg:x="4.192cm" svg:y="9.892cm">
          <draw:text-box>
            <text:p text:style-name="P1"><text:span text:style-name="T13">Th</text:span><text:span text:style-name="T13">e </text:span><text:span text:style-name="T13">per</text:span><text:span text:style-name="T13">cen</text:span><text:span text:style-name="T13">tag</text:span><text:span text:style-name="T13">e </text:span><text:span text:style-name="T13">of </text:span><text:span text:style-name="T13">de</text:span><text:span text:style-name="T13">via</text:span><text:span text:style-name="T13">nce </text:span><text:span text:style-name="T13">ex</text:span><text:span text:style-name="T13">pla</text:span><text:span text:style-name="T13">ine</text:span><text:span text:style-name="T13">d </text:span><text:span text:style-name="T13">by </text:span><text:span text:style-name="T13">the </text:span><text:span text:style-name="T13">mo</text:span><text:span text:style-name="T13">del </text:span><text:span text:style-name="T13">rep</text:span><text:span text:style-name="T13">ort</text:span><text:span text:style-name="T13">ed </text:span><text:span text:style-name="T13">in </text:span><text:span text:style-name="T13">the </text:span><text:span text:style-name="T13">out</text:span><text:span text:style-name="T13">put </text:span><text:span text:style-name="T13">ca</text:span><text:span text:style-name="T13">n </text:span><text:span text:style-name="T13">be </text:span><text:span text:style-name="T13">fou</text:span><text:span text:style-name="T13">nd </text:span><text:span text:style-name="T13">usi</text:span><text:span text:style-name="T13">ng:</text:span></text:p>
          </draw:text-box>
        </draw:frame>
        <draw:frame draw:style-name="gr8" draw:text-style-name="P5" draw:layer="layout" svg:width="0.434cm" svg:height="0.501cm" svg:x="18.688cm" svg:y="9.892cm">
          <draw:text-box>
            <text:p text:style-name="P1"><text:span text:style-name="T13">(1-</text:span></text:p>
          </draw:text-box>
        </draw:frame>
        <draw:frame draw:style-name="gr4" draw:text-style-name="P5" draw:layer="layout" svg:width="5.929cm" svg:height="0.501cm" svg:x="4.192cm" svg:y="10.314cm">
          <draw:text-box>
            <text:p text:style-name="P1"><text:span text:style-name="T4">res</text:span><text:span text:style-name="T4">idu</text:span><text:span text:style-name="T4">al </text:span><text:span text:style-name="T4">de</text:span><text:span text:style-name="T4">via</text:span><text:span text:style-name="T4">nce</text:span><text:span text:style-name="T4">/n</text:span><text:span text:style-name="T4">ull </text:span><text:span text:style-name="T4">de</text:span><text:span text:style-name="T4">via</text:span><text:span text:style-name="T4">nce</text:span><text:span text:style-name="T4">)*1</text:span><text:span text:style-name="T4">00.</text:span></text:p>
          </draw:text-box>
        </draw:frame>
        <draw:frame draw:style-name="gr4" draw:text-style-name="P5" draw:layer="layout" svg:width="0.48cm" svg:height="0.501cm" svg:x="3.547cm" svg:y="10.735cm">
          <draw:text-box>
            <text:p text:style-name="P1"><text:span text:style-name="T4">(d)</text:span></text:p>
          </draw:text-box>
        </draw:frame>
        <draw:frame draw:style-name="gr14" draw:text-style-name="P5" draw:layer="layout" svg:width="15.289cm" svg:height="0.501cm" svg:x="4.192cm" svg:y="10.735cm">
          <draw:text-box>
            <text:p text:style-name="P1"><text:span text:style-name="T13">W</text:span><text:span text:style-name="T13">e </text:span><text:span text:style-name="T13">c</text:span><text:span text:style-name="T13">o</text:span><text:span text:style-name="T13">ul</text:span><text:span text:style-name="T13">d </text:span><text:span text:style-name="T13">c</text:span><text:span text:style-name="T13">o</text:span><text:span text:style-name="T13">m</text:span><text:span text:style-name="T13">p</text:span><text:span text:style-name="T13">a</text:span><text:span text:style-name="T13">re </text:span><text:span text:style-name="T13">v</text:span><text:span text:style-name="T13">a</text:span><text:span text:style-name="T13">ri</text:span><text:span text:style-name="T13">o</text:span><text:span text:style-name="T13">u</text:span><text:span text:style-name="T13">s </text:span><text:span text:style-name="T13">c</text:span><text:span text:style-name="T13">a</text:span><text:span text:style-name="T13">n</text:span><text:span text:style-name="T13">di</text:span><text:span text:style-name="T13">d</text:span><text:span text:style-name="T13">a</text:span><text:span text:style-name="T13">te </text:span><text:span text:style-name="T13">o</text:span><text:span text:style-name="T13">v</text:span><text:span text:style-name="T13">er</text:span><text:span text:style-name="T13">di</text:span><text:span text:style-name="T13">s</text:span><text:span text:style-name="T13">p</text:span><text:span text:style-name="T13">er</text:span><text:span text:style-name="T13">se</text:span><text:span text:style-name="T13">d </text:span><text:span text:style-name="T13">P</text:span><text:span text:style-name="T13">oi</text:span><text:span text:style-name="T13">ss</text:span><text:span text:style-name="T13">o</text:span><text:span text:style-name="T13">n-</text:span><text:span text:style-name="T13">b</text:span><text:span text:style-name="T13">a</text:span><text:span text:style-name="T13">se</text:span><text:span text:style-name="T13">d </text:span><text:span text:style-name="T13">G</text:span><text:span text:style-name="T13">A</text:span><text:span text:style-name="T13">M</text:span><text:span text:style-name="T13">s </text:span><text:span text:style-name="T13">u</text:span><text:span text:style-name="T13">si</text:span><text:span text:style-name="T13">n</text:span><text:span text:style-name="T13">g </text:span><text:span text:style-name="T13">t</text:span><text:span text:style-name="T13">h</text:span><text:span text:style-name="T13">e </text:span><text:span text:style-name="T13">Q</text:span><text:span text:style-name="T13">A</text:span><text:span text:style-name="T13">I</text:span><text:span text:style-name="T13">C </text:span><text:span text:style-name="T13">st</text:span><text:span text:style-name="T13">a</text:span><text:span text:style-name="T13">ti</text:span><text:span text:style-name="T13">st</text:span><text:span text:style-name="T13">ic</text:span><text:span text:style-name="T13">.</text:span></text:p>
          </draw:text-box>
        </draw:frame>
        <draw:frame draw:style-name="gr4" draw:text-style-name="P5" draw:layer="layout" svg:width="0.442cm" svg:height="0.501cm" svg:x="3.587cm" svg:y="11.157cm">
          <draw:text-box>
            <text:p text:style-name="P1"><text:span text:style-name="T4">(e)</text:span></text:p>
          </draw:text-box>
        </draw:frame>
        <draw:frame draw:style-name="gr10" draw:text-style-name="P11" draw:layer="layout" svg:width="15.221cm" svg:height="0.501cm" svg:x="4.192cm" svg:y="11.157cm">
          <draw:text-box>
            <text:p text:style-name="P10"><text:span text:style-name="T20">The </text:span><text:span text:style-name="T20">t-</text:span><text:span text:style-name="T20">distri</text:span><text:span text:style-name="T20">butio</text:span><text:span text:style-name="T20">n is </text:span><text:span text:style-name="T20">the </text:span><text:span text:style-name="T20">refere</text:span><text:span text:style-name="T20">nce </text:span><text:span text:style-name="T20">distri</text:span><text:span text:style-name="T20">butio</text:span><text:span text:style-name="T20">n for </text:span><text:span text:style-name="T20">the </text:span><text:span text:style-name="T20">impa</text:span><text:span text:style-name="T20">ct-</text:span><text:span text:style-name="T20">relat</text:span><text:span text:style-name="T20">ed </text:span><text:span text:style-name="T20">test-</text:span><text:span text:style-name="T20">statis</text:span><text:span text:style-name="T20">tic </text:span><text:span text:style-name="T20">beca</text:span><text:span text:style-name="T20">use </text:span><text:span text:style-name="T20">we </text:span><text:span text:style-name="T20">are</text:span></text:p>
          </draw:text-box>
        </draw:frame>
        <draw:frame draw:style-name="gr8" draw:text-style-name="P5" draw:layer="layout" svg:width="15.462cm" svg:height="0.501cm" svg:x="4.192cm" svg:y="11.579cm">
          <draw:text-box>
            <text:p text:style-name="P1"><text:span text:style-name="T13">estimating </text:span><text:span text:style-name="T13">the </text:span><text:span text:style-name="T13">dispersion </text:span><text:span text:style-name="T13">parameter, </text:span><text:span text:style-name="T13">if this was </text:span><text:span text:style-name="T13">assumed </text:span><text:span text:style-name="T13">to be </text:span><text:span text:style-name="T13">equal to </text:span><text:span text:style-name="T13">one the </text:span><text:span text:style-name="T13">Normal </text:span><text:span text:style-name="T13">distributio</text:span><text:span text:style-name="T13">n</text:span></text:p>
          </draw:text-box>
        </draw:frame>
        <draw:frame draw:style-name="gr4" draw:text-style-name="P5" draw:layer="layout" svg:width="8.13cm" svg:height="0.501cm" svg:x="4.179cm" svg:y="12.001cm">
          <draw:text-box>
            <text:p text:style-name="P1"><text:span text:style-name="T4">would </text:span><text:span text:style-name="T4">be used </text:span><text:span text:style-name="T4">as the </text:span><text:span text:style-name="T4">referen</text:span><text:span text:style-name="T4">ce </text:span><text:span text:style-name="T4">distrib</text:span><text:span text:style-name="T4">ution </text:span><text:span text:style-name="T4">instead</text:span><text:span text:style-name="T4">.</text:span></text:p>
          </draw:text-box>
        </draw:frame>
        <draw:frame draw:style-name="gr4" draw:text-style-name="P5" draw:layer="layout" svg:width="0.35cm" svg:height="0.501cm" svg:x="2.97cm" svg:y="12.633cm">
          <draw:text-box>
            <text:p text:style-name="P1"><text:span text:style-name="T4">3.</text:span></text:p>
          </draw:text-box>
        </draw:frame>
        <draw:frame draw:style-name="gr6" draw:text-style-name="P5" draw:layer="layout" svg:width="16.22cm" svg:height="0.501cm" svg:x="3.419cm" svg:y="12.633cm">
          <draw:text-box>
            <text:p text:style-name="P1"><text:span text:style-name="T12">T</text:span><text:span text:style-name="T21">RUE</text:span><text:span text:style-name="T12"> or FALSE? The full model was selected using ‘all-possible-subsets’ selection </text:span><text:span text:style-name="T12">governed by the</text:span></text:p>
          </draw:text-box>
        </draw:frame>
        <draw:frame draw:style-name="gr4" draw:text-style-name="P5" draw:layer="layout" svg:width="1.954cm" svg:height="0.501cm" svg:x="3.419cm" svg:y="13.055cm">
          <draw:text-box>
            <text:p text:style-name="P1"><text:span text:style-name="T4">QAIC score.</text:span></text:p>
          </draw:text-box>
        </draw:frame>
        <draw:frame draw:style-name="gr4" draw:text-style-name="P5" draw:layer="layout" svg:width="0.35cm" svg:height="0.501cm" svg:x="2.97cm" svg:y="13.688cm">
          <draw:text-box>
            <text:p text:style-name="P1"><text:span text:style-name="T4">4.</text:span></text:p>
          </draw:text-box>
        </draw:frame>
        <draw:frame draw:style-name="gr14" draw:text-style-name="P5" draw:layer="layout" svg:width="15.971cm" svg:height="0.501cm" svg:x="3.419cm" svg:y="13.688cm">
          <draw:text-box>
            <text:p text:style-name="P1"><text:span text:style-name="T13">T</text:span><text:span text:style-name="T17">RUE </text:span><text:span text:style-name="T13">or FALSE? The second best model based on ‘all-possible-subsets’ selection </text:span><text:span text:style-name="T13">omitted impact from</text:span></text:p>
          </draw:text-box>
        </draw:frame>
        <draw:frame draw:style-name="gr4" draw:text-style-name="P5" draw:layer="layout" svg:width="14.311cm" svg:height="0.501cm" svg:x="3.419cm" svg:y="14.109cm">
          <draw:text-box>
            <text:p text:style-name="P1"><text:span text:style-name="T4">the model but the </text:span><text:span text:style-name="T4">change in the QAIC </text:span><text:span text:style-name="T4">that occurred by </text:span><text:span text:style-name="T4">it’s omission was </text:span><text:span text:style-name="T4">relatively small.</text:span></text:p>
          </draw:text-box>
        </draw:frame>
        <draw:frame draw:style-name="gr4" draw:text-style-name="P5" draw:layer="layout" svg:width="0.35cm" svg:height="0.501cm" svg:x="2.97cm" svg:y="14.742cm">
          <draw:text-box>
            <text:p text:style-name="P1"><text:span text:style-name="T4">5.</text:span></text:p>
          </draw:text-box>
        </draw:frame>
        <draw:frame draw:style-name="gr11" draw:text-style-name="P5" draw:layer="layout" svg:width="16.152cm" svg:height="0.501cm" svg:x="3.419cm" svg:y="14.742cm">
          <draw:text-box>
            <text:p text:style-name="P1"><text:span text:style-name="T22">TRUE or FALSE? The p-values in the pen_reg </text:span><text:span text:style-name="T22">output associated with each smooth term, compares</text:span></text:p>
          </draw:text-box>
        </draw:frame>
        <draw:frame draw:style-name="gr7" draw:text-style-name="P5" draw:layer="layout" svg:width="15.957cm" svg:height="0.501cm" svg:x="3.419cm" svg:y="15.164cm">
          <draw:text-box>
            <text:p text:style-name="P1"><text:span text:style-name="T4">t</text:span><text:span text:style-name="T4">h</text:span><text:span text:style-name="T4">e </text:span><text:span text:style-name="T4">fi</text:span><text:span text:style-name="T4">t </text:span><text:span text:style-name="T4">fo</text:span><text:span text:style-name="T4">r </text:span><text:span text:style-name="T4">m</text:span><text:span text:style-name="T4">o</text:span><text:span text:style-name="T4">d</text:span><text:span text:style-name="T4">el</text:span><text:span text:style-name="T4">s </text:span><text:span text:style-name="T4">w</text:span><text:span text:style-name="T4">it</text:span><text:span text:style-name="T4">h </text:span><text:span text:style-name="T4">a </text:span><text:span text:style-name="T4">s</text:span><text:span text:style-name="T4">m</text:span><text:span text:style-name="T4">o</text:span><text:span text:style-name="T4">o</text:span><text:span text:style-name="T4">t</text:span><text:span text:style-name="T4">h </text:span><text:span text:style-name="T4">te</text:span><text:span text:style-name="T4">r</text:span><text:span text:style-name="T4">m </text:span><text:span text:style-name="T4">fo</text:span><text:span text:style-name="T4">r </text:span><text:span text:style-name="T4">e</text:span><text:span text:style-name="T4">a</text:span><text:span text:style-name="T4">c</text:span><text:span text:style-name="T4">h </text:span><text:span text:style-name="T4">c</text:span><text:span text:style-name="T4">o</text:span><text:span text:style-name="T4">v</text:span><text:span text:style-name="T4">a</text:span><text:span text:style-name="T4">ri</text:span><text:span text:style-name="T4">a</text:span><text:span text:style-name="T4">te </text:span><text:span text:style-name="T4">a</text:span><text:span text:style-name="T4">n</text:span><text:span text:style-name="T4">d </text:span><text:span text:style-name="T4">t</text:span><text:span text:style-name="T4">h</text:span><text:span text:style-name="T4">e </text:span><text:span text:style-name="T4">fi</text:span><text:span text:style-name="T4">t </text:span><text:span text:style-name="T4">fo</text:span><text:span text:style-name="T4">r </text:span><text:span text:style-name="T4">m</text:span><text:span text:style-name="T4">o</text:span><text:span text:style-name="T4">d</text:span><text:span text:style-name="T4">el</text:span><text:span text:style-name="T4">s </text:span><text:span text:style-name="T4">w</text:span><text:span text:style-name="T4">it</text:span><text:span text:style-name="T4">h </text:span><text:span text:style-name="T4">a </text:span><text:span text:style-name="T4">li</text:span><text:span text:style-name="T4">n</text:span><text:span text:style-name="T4">e</text:span><text:span text:style-name="T4">a</text:span><text:span text:style-name="T4">r </text:span><text:span text:style-name="T4">te</text:span><text:span text:style-name="T4">r</text:span><text:span text:style-name="T4">m </text:span><text:span text:style-name="T4">fo</text:span><text:span text:style-name="T4">r</text:span></text:p>
          </draw:text-box>
        </draw:frame>
        <draw:frame draw:style-name="gr4" draw:text-style-name="P5" draw:layer="layout" svg:width="2.364cm" svg:height="0.501cm" svg:x="3.419cm" svg:y="15.585cm">
          <draw:text-box>
            <text:p text:style-name="P1"><text:span text:style-name="T4">each </text:span><text:span text:style-name="T4">cova</text:span><text:span text:style-name="T4">riate</text:span><text:span text:style-name="T4">.</text:span></text:p>
          </draw:text-box>
        </draw:frame>
        <draw:frame draw:style-name="gr4" draw:text-style-name="P5" draw:layer="layout" svg:width="0.35cm" svg:height="0.501cm" svg:x="2.97cm" svg:y="16.218cm">
          <draw:text-box>
            <text:p text:style-name="P1"><text:span text:style-name="T4">6.</text:span></text:p>
          </draw:text-box>
        </draw:frame>
        <draw:frame draw:style-name="gr4" draw:text-style-name="P5" draw:layer="layout" svg:width="12.956cm" svg:height="0.505cm" svg:x="3.419cm" svg:y="16.218cm">
          <draw:text-box>
            <text:p text:style-name="P1"><text:span text:style-name="T4">Which of the </text:span><text:span text:style-name="T4">following </text:span><text:span text:style-name="T4">about the </text:span><text:span text:style-name="T4">partial plots </text:span><text:span text:style-name="T4">for the </text:span><text:span text:style-name="T4">pen_reg </text:span><text:span text:style-name="T4">model is</text:span><text:span text:style-name="T16"> </text:span><text:span text:style-name="T16">FALSE</text:span><text:span text:style-name="T4">?</text:span></text:p>
          </draw:text-box>
        </draw:frame>
        <draw:frame draw:style-name="gr4" draw:text-style-name="P5" draw:layer="layout" svg:width="0.463cm" svg:height="0.501cm" svg:x="3.567cm" svg:y="16.851cm">
          <draw:text-box>
            <text:p text:style-name="P1"><text:span text:style-name="T4">(a)</text:span></text:p>
          </draw:text-box>
        </draw:frame>
        <draw:frame draw:style-name="gr15" draw:text-style-name="P5" draw:layer="layout" svg:width="15.297cm" svg:height="0.501cm" svg:x="4.192cm" svg:y="16.851cm">
          <draw:text-box>
            <text:p text:style-name="P1"><text:span text:style-name="T22">A similar depth relationship can be obtained with just one knot (at 20m) and this results in an</text:span></text:p>
          </draw:text-box>
        </draw:frame>
        <draw:frame draw:style-name="gr4" draw:text-style-name="P5" draw:layer="layout" svg:width="12.854cm" svg:height="0.501cm" svg:x="4.192cm" svg:y="17.272cm">
          <draw:text-box>
            <text:p text:style-name="P1"><text:span text:style-name="T4">improveme</text:span><text:span text:style-name="T4">nt in the </text:span><text:span text:style-name="T4">GCV score </text:span><text:span text:style-name="T4">compared </text:span><text:span text:style-name="T4">with the </text:span><text:span text:style-name="T4">penalized </text:span><text:span text:style-name="T4">regression </text:span><text:span text:style-name="T4">based fit.</text:span></text:p>
          </draw:text-box>
        </draw:frame>
        <draw:frame draw:style-name="gr4" draw:text-style-name="P5" draw:layer="layout" svg:width="0.48cm" svg:height="0.501cm" svg:x="3.547cm" svg:y="17.694cm">
          <draw:text-box>
            <text:p text:style-name="P1"><text:span text:style-name="T4">(b)</text:span></text:p>
          </draw:text-box>
        </draw:frame>
        <draw:frame draw:style-name="gr11" draw:text-style-name="P5" draw:layer="layout" svg:width="15.327cm" svg:height="0.501cm" svg:x="4.192cm" svg:y="17.694cm">
          <draw:text-box>
            <text:p text:style-name="P1"><text:span text:style-name="T22">All relationships appear to be nonlinear on the link scale, however the depth relationship is less</text:span></text:p>
          </draw:text-box>
        </draw:frame>
        <draw:frame draw:style-name="gr8" draw:text-style-name="P5" draw:layer="layout" svg:width="15.331cm" svg:height="0.501cm" svg:x="4.143cm" svg:y="18.116cm">
          <draw:text-box>
            <text:p text:style-name="P1"><text:span text:style-name="T13">‘</text:span><text:span text:style-name="T13">wiggly’ than the other covariate relationships, despite similar numbers of degrees of freedom being</text:span></text:p>
          </draw:text-box>
        </draw:frame>
        <draw:frame draw:style-name="gr4" draw:text-style-name="P5" draw:layer="layout" svg:width="1.86cm" svg:height="0.501cm" svg:x="4.192cm" svg:y="18.538cm">
          <draw:text-box>
            <text:p text:style-name="P1"><text:span text:style-name="T4">used for all.</text:span></text:p>
          </draw:text-box>
        </draw:frame>
        <draw:frame draw:style-name="gr4" draw:text-style-name="P5" draw:layer="layout" svg:width="15.703cm" svg:height="0.501cm" svg:x="3.587cm" svg:y="18.959cm">
          <draw:text-box>
            <text:p text:style-name="P1"><text:span text:style-name="T4">(c) There is a great deal of uncertainty associated with the smooth function for depth beyond 25m.</text:span></text:p>
          </draw:text-box>
        </draw:frame>
        <draw:frame draw:style-name="gr4" draw:text-style-name="P5" draw:layer="layout" svg:width="0.48cm" svg:height="0.501cm" svg:x="3.547cm" svg:y="19.381cm">
          <draw:text-box>
            <text:p text:style-name="P1"><text:span text:style-name="T4">(d)</text:span></text:p>
          </draw:text-box>
        </draw:frame>
        <draw:frame draw:style-name="gr14" draw:text-style-name="P5" draw:layer="layout" svg:width="15.098cm" svg:height="0.501cm" svg:x="4.192cm" svg:y="19.381cm">
          <draw:text-box>
            <text:p text:style-name="P1"><text:span text:style-name="T13">W</text:span><text:span text:style-name="T13">hi</text:span><text:span text:style-name="T13">le </text:span><text:span text:style-name="T13">t</text:span><text:span text:style-name="T13">h</text:span><text:span text:style-name="T13">e </text:span><text:span text:style-name="T13">d</text:span><text:span text:style-name="T13">e</text:span><text:span text:style-name="T13">p</text:span><text:span text:style-name="T13">t</text:span><text:span text:style-name="T13">h </text:span><text:span text:style-name="T13">re</text:span><text:span text:style-name="T13">la</text:span><text:span text:style-name="T13">ti</text:span><text:span text:style-name="T13">o</text:span><text:span text:style-name="T13">n</text:span><text:span text:style-name="T13">s</text:span><text:span text:style-name="T13">hi</text:span><text:span text:style-name="T13">p </text:span><text:span text:style-name="T13">a</text:span><text:span text:style-name="T13">p</text:span><text:span text:style-name="T13">p</text:span><text:span text:style-name="T13">e</text:span><text:span text:style-name="T13">a</text:span><text:span text:style-name="T13">rs </text:span><text:span text:style-name="T13">t</text:span><text:span text:style-name="T13">o </text:span><text:span text:style-name="T13">in</text:span><text:span text:style-name="T13">cr</text:span><text:span text:style-name="T13">e</text:span><text:span text:style-name="T13">a</text:span><text:span text:style-name="T13">se </text:span><text:span text:style-name="T13">a</text:span><text:span text:style-name="T13">g</text:span><text:span text:style-name="T13">ai</text:span><text:span text:style-name="T13">n </text:span><text:span text:style-name="T13">af</text:span><text:span text:style-name="T13">te</text:span><text:span text:style-name="T13">r </text:span><text:span text:style-name="T13">a</text:span><text:span text:style-name="T13">b</text:span><text:span text:style-name="T13">o</text:span><text:span text:style-name="T13">u</text:span><text:span text:style-name="T13">t </text:span><text:span text:style-name="T13">3</text:span><text:span text:style-name="T13">0</text:span><text:span text:style-name="T13">m</text:span><text:span text:style-name="T13">, </text:span><text:span text:style-name="T13">t</text:span><text:span text:style-name="T13">hi</text:span><text:span text:style-name="T13">s </text:span><text:span text:style-name="T13">is </text:span><text:span text:style-name="T13">w</text:span><text:span text:style-name="T13">it</text:span><text:span text:style-name="T13">hi</text:span><text:span text:style-name="T13">n </text:span><text:span text:style-name="T13">t</text:span><text:span text:style-name="T13">h</text:span><text:span text:style-name="T13">e </text:span><text:span text:style-name="T13">b</text:span><text:span text:style-name="T13">o</text:span><text:span text:style-name="T13">u</text:span><text:span text:style-name="T13">n</text:span><text:span text:style-name="T13">d</text:span><text:span text:style-name="T13">s</text:span></text:p>
          </draw:text-box>
        </draw:frame>
        <draw:frame draw:style-name="gr4" draw:text-style-name="P5" draw:layer="layout" svg:width="11.462cm" svg:height="0.501cm" svg:x="4.192cm" svg:y="19.803cm">
          <draw:text-box>
            <text:p text:style-name="P1"><text:span text:style-name="T4">of uncertainty for the fitted </text:span><text:span text:style-name="T4">curve and so may not be a </text:span><text:span text:style-name="T4">genuine increase.</text:span></text:p>
          </draw:text-box>
        </draw:frame>
        <draw:frame draw:style-name="gr4" draw:text-style-name="P5" draw:layer="layout" svg:width="0.442cm" svg:height="0.501cm" svg:x="3.587cm" svg:y="20.225cm">
          <draw:text-box>
            <text:p text:style-name="P1"><text:span text:style-name="T4">(e)</text:span></text:p>
          </draw:text-box>
        </draw:frame>
        <draw:frame draw:style-name="gr8" draw:text-style-name="P5" draw:layer="layout" svg:width="15.272cm" svg:height="0.501cm" svg:x="4.192cm" svg:y="20.225cm">
          <draw:text-box>
            <text:p text:style-name="P1"><text:span text:style-name="T13">A similar depth </text:span><text:span text:style-name="T13">relationship can be </text:span><text:span text:style-name="T13">obtained with just one knot </text:span><text:span text:style-name="T13">(at 20m) and this results in </text:span><text:span text:style-name="T13">better</text:span></text:p>
          </draw:text-box>
        </draw:frame>
        <draw:frame draw:style-name="gr8" draw:text-style-name="P5" draw:layer="layout" svg:width="15.212cm" svg:height="0.501cm" svg:x="4.192cm" svg:y="20.646cm">
          <draw:text-box>
            <text:p text:style-name="P1"><text:span text:style-name="T13">precision (lower uncertainty) in the fitted curve for the larger depths compared with the penalized</text:span></text:p>
          </draw:text-box>
        </draw:frame>
        <draw:frame draw:style-name="gr4" draw:text-style-name="P5" draw:layer="layout" svg:width="4.997cm" svg:height="0.501cm" svg:x="4.192cm" svg:y="21.068cm">
          <draw:text-box>
            <text:p text:style-name="P1"><text:span text:style-name="T4">spline based depth relationship.</text:span></text:p>
          </draw:text-box>
        </draw:frame>
        <draw:frame draw:style-name="gr4" draw:text-style-name="P5" draw:layer="layout" svg:width="0.35cm" svg:height="0.501cm" svg:x="2.97cm" svg:y="21.701cm">
          <draw:text-box>
            <text:p text:style-name="P1"><text:span text:style-name="T4">7.</text:span></text:p>
          </draw:text-box>
        </draw:frame>
        <draw:frame draw:style-name="gr9" draw:text-style-name="P5" draw:layer="layout" svg:width="16.012cm" svg:height="0.501cm" svg:x="3.419cm" svg:y="21.701cm">
          <draw:text-box>
            <text:p text:style-name="P1"><text:span text:style-name="T4">T</text:span><text:span text:style-name="T4">R</text:span><text:span text:style-name="T4">U</text:span><text:span text:style-name="T4">E </text:span><text:span text:style-name="T4">o</text:span><text:span text:style-name="T4">r </text:span><text:span text:style-name="T4">F</text:span><text:span text:style-name="T4">A</text:span><text:span text:style-name="T4">L</text:span><text:span text:style-name="T4">S</text:span><text:span text:style-name="T4">E</text:span><text:span text:style-name="T4">? </text:span><text:span text:style-name="T4">U</text:span><text:span text:style-name="T4">n</text:span><text:span text:style-name="T4">d</text:span><text:span text:style-name="T4">er </text:span><text:span text:style-name="T4">t</text:span><text:span text:style-name="T4">h</text:span><text:span text:style-name="T4">e </text:span><text:span text:style-name="T4">in</text:span><text:span text:style-name="T4">te</text:span><text:span text:style-name="T4">r</text:span><text:span text:style-name="T4">a</text:span><text:span text:style-name="T4">ct</text:span><text:span text:style-name="T4">io</text:span><text:span text:style-name="T4">n </text:span><text:span text:style-name="T4">b</text:span><text:span text:style-name="T4">a</text:span><text:span text:style-name="T4">se</text:span><text:span text:style-name="T4">d </text:span><text:span text:style-name="T4">m</text:span><text:span text:style-name="T4">o</text:span><text:span text:style-name="T4">d</text:span><text:span text:style-name="T4">el</text:span><text:span text:style-name="T4">, </text:span><text:span text:style-name="T4">t</text:span><text:span text:style-name="T4">h</text:span><text:span text:style-name="T4">er</text:span><text:span text:style-name="T4">e </text:span><text:span text:style-name="T4">a</text:span><text:span text:style-name="T4">p</text:span><text:span text:style-name="T4">p</text:span><text:span text:style-name="T4">e</text:span><text:span text:style-name="T4">a</text:span><text:span text:style-name="T4">rs </text:span><text:span text:style-name="T4">t</text:span><text:span text:style-name="T4">o </text:span><text:span text:style-name="T4">b</text:span><text:span text:style-name="T4">e </text:span><text:span text:style-name="T4">s</text:span><text:span text:style-name="T4">o</text:span><text:span text:style-name="T4">m</text:span><text:span text:style-name="T4">e </text:span><text:span text:style-name="T4">re</text:span><text:span text:style-name="T4">di</text:span><text:span text:style-name="T4">st</text:span><text:span text:style-name="T4">ri</text:span><text:span text:style-name="T4">b</text:span><text:span text:style-name="T4">u</text:span><text:span text:style-name="T4">ti</text:span><text:span text:style-name="T4">o</text:span><text:span text:style-name="T4">n </text:span><text:span text:style-name="T4">of </text:span><text:span text:style-name="T4">t</text:span><text:span text:style-name="T4">h</text:span><text:span text:style-name="T4">e</text:span></text:p>
          </draw:text-box>
        </draw:frame>
        <draw:frame draw:style-name="gr4" draw:text-style-name="P5" draw:layer="layout" svg:width="13.235cm" svg:height="0.501cm" svg:x="3.419cm" svg:y="22.123cm">
          <draw:text-box>
            <text:p text:style-name="P1"><text:span text:style-name="T4">animals into the </text:span><text:span text:style-name="T4">centre of the </text:span><text:span text:style-name="T4">surveyed area </text:span><text:span text:style-name="T4">post impact </text:span><text:span text:style-name="T4">(compared to </text:span><text:span text:style-name="T4">pre-impact).</text:span></text:p>
          </draw:text-box>
        </draw:frame>
        <draw:frame draw:style-name="gr4" draw:text-style-name="P5" draw:layer="layout" svg:width="0.35cm" svg:height="0.501cm" svg:x="2.97cm" svg:y="22.755cm">
          <draw:text-box>
            <text:p text:style-name="P1"><text:span text:style-name="T4">8.</text:span></text:p>
          </draw:text-box>
        </draw:frame>
        <draw:frame draw:style-name="gr8" draw:text-style-name="P5" draw:layer="layout" svg:width="16.195cm" svg:height="0.501cm" svg:x="3.419cm" svg:y="22.755cm">
          <draw:text-box>
            <text:p text:style-name="P1"><text:span text:style-name="T13">TRUE or FALSE? The model without interactions is unable to </text:span><text:span text:style-name="T13">capture the redistribution of the animals</text:span></text:p>
          </draw:text-box>
        </draw:frame>
        <draw:frame draw:style-name="gr8" draw:text-style-name="P5" draw:layer="layout" svg:width="11.652cm" svg:height="0.501cm" svg:x="3.419cm" svg:y="23.177cm">
          <draw:text-box>
            <text:p text:style-name="P1"><text:span text:style-name="T13">int</text:span><text:span text:style-name="T13">o </text:span><text:span text:style-name="T13">th</text:span><text:span text:style-name="T13">e </text:span><text:span text:style-name="T13">ce</text:span><text:span text:style-name="T13">nt</text:span><text:span text:style-name="T13">re </text:span><text:span text:style-name="T13">of </text:span><text:span text:style-name="T13">th</text:span><text:span text:style-name="T13">e </text:span><text:span text:style-name="T13">su</text:span><text:span text:style-name="T13">rv</text:span><text:span text:style-name="T13">ey</text:span><text:span text:style-name="T13">ed </text:span><text:span text:style-name="T13">ar</text:span><text:span text:style-name="T13">ea </text:span><text:span text:style-name="T13">po</text:span><text:span text:style-name="T13">st </text:span><text:span text:style-name="T13">im</text:span><text:span text:style-name="T13">pa</text:span><text:span text:style-name="T13">ct </text:span><text:span text:style-name="T13">(c</text:span><text:span text:style-name="T13">o</text:span><text:span text:style-name="T13">m</text:span><text:span text:style-name="T13">pa</text:span><text:span text:style-name="T13">re</text:span><text:span text:style-name="T13">d </text:span><text:span text:style-name="T13">to </text:span><text:span text:style-name="T13">pr</text:span><text:span text:style-name="T13">e-</text:span><text:span text:style-name="T13">im</text:span><text:span text:style-name="T13">pa</text:span><text:span text:style-name="T13">ct)</text:span><text:span text:style-name="T13">.</text:span></text:p>
          </draw:text-box>
        </draw:frame>
        <draw:frame draw:style-name="gr8" draw:text-style-name="P5" draw:layer="layout" svg:width="4.29cm" svg:height="0.501cm" svg:x="14.877cm" svg:y="23.177cm">
          <draw:text-box>
            <text:p text:style-name="P1"><text:span text:style-name="T13">This model </text:span><text:span text:style-name="T13">permits average</text:span></text:p>
          </draw:text-box>
        </draw:frame>
        <draw:frame draw:style-name="gr4" draw:text-style-name="P5" draw:layer="layout" svg:width="16.101cm" svg:height="0.501cm" svg:x="3.419cm" svg:y="23.599cm">
          <draw:text-box>
            <text:p text:style-name="P1"><text:span text:style-name="T4">numbers to change pre and post impact but does not allow the relationship between average </text:span><text:span text:style-name="T4">numbers</text:span></text:p>
          </draw:text-box>
        </draw:frame>
        <draw:frame draw:style-name="gr4" draw:text-style-name="P5" draw:layer="layout" svg:width="11.991cm" svg:height="0.501cm" svg:x="3.419cm" svg:y="24.02cm">
          <draw:text-box>
            <text:p text:style-name="P1"><text:span text:style-name="T4">an</text:span><text:span text:style-name="T4">d </text:span><text:span text:style-name="T4">on</text:span><text:span text:style-name="T4">e </text:span><text:span text:style-name="T4">(or </text:span><text:span text:style-name="T4">m</text:span><text:span text:style-name="T4">or</text:span><text:span text:style-name="T4">e) </text:span><text:span text:style-name="T4">of </text:span><text:span text:style-name="T4">th</text:span><text:span text:style-name="T4">e </text:span><text:span text:style-name="T4">sp</text:span><text:span text:style-name="T4">ati</text:span><text:span text:style-name="T4">al </text:span><text:span text:style-name="T4">co</text:span><text:span text:style-name="T4">va</text:span><text:span text:style-name="T4">ria</text:span><text:span text:style-name="T4">tes </text:span><text:span text:style-name="T4">to </text:span><text:span text:style-name="T4">ch</text:span><text:span text:style-name="T4">an</text:span><text:span text:style-name="T4">ge </text:span><text:span text:style-name="T4">pr</text:span><text:span text:style-name="T4">e </text:span><text:span text:style-name="T4">an</text:span><text:span text:style-name="T4">d </text:span><text:span text:style-name="T4">po</text:span><text:span text:style-name="T4">st </text:span><text:span text:style-name="T4">im</text:span><text:span text:style-name="T4">ap</text:span><text:span text:style-name="T4">ac</text:span><text:span text:style-name="T4">t.</text:span></text:p>
          </draw:text-box>
        </draw:frame>
        <draw:frame draw:style-name="gr4" draw:text-style-name="P5" draw:layer="layout" svg:width="0.35cm" svg:height="0.501cm" svg:x="10.707cm" svg:y="26.058cm">
          <draw:text-box>
            <text:p text:style-name="P1"><text:span text:style-name="T4">3</text:span></text:p>
          </draw:text-box>
        </draw:frame>
      </draw:page>
      <draw:page draw:name="page4" draw:style-name="dp1" draw:master-page-name="master-page70">
        <draw:frame draw:style-name="gr4" draw:text-style-name="P5" draw:layer="layout" svg:width="0.35cm" svg:height="0.501cm" svg:x="2.97cm" svg:y="2.495cm">
          <draw:text-box>
            <text:p text:style-name="P1"><text:span text:style-name="T4">9.</text:span></text:p>
          </draw:text-box>
        </draw:frame>
        <draw:frame draw:style-name="gr10" draw:text-style-name="P5" draw:layer="layout" svg:width="16.055cm" svg:height="0.501cm" svg:x="3.419cm" svg:y="2.495cm">
          <draw:text-box>
            <text:p text:style-name="P1"><text:span text:style-name="T15">TRUE or FALSE? It is possible for the model without interactions to capture the redistribution of the</text:span></text:p>
          </draw:text-box>
        </draw:frame>
        <draw:frame draw:style-name="gr8" draw:text-style-name="P5" draw:layer="layout" svg:width="16.021cm" svg:height="0.501cm" svg:x="3.419cm" svg:y="2.917cm">
          <draw:text-box>
            <text:p text:style-name="P1"><text:span text:style-name="T13">animals into the centre of the surveyed area post impact (compared to pre-impact), because the impact</text:span></text:p>
          </draw:text-box>
        </draw:frame>
        <draw:frame draw:style-name="gr4" draw:text-style-name="P5" draw:layer="layout" svg:width="10.039cm" svg:height="0.501cm" svg:x="3.419cm" svg:y="3.339cm">
          <draw:text-box>
            <text:p text:style-name="P1"><text:span text:style-name="T4">term appears in the model in addition to the spatial covariates.</text:span></text:p>
          </draw:text-box>
        </draw:frame>
        <draw:frame draw:style-name="gr4" draw:text-style-name="P5" draw:layer="layout" svg:width="0.468cm" svg:height="0.501cm" svg:x="2.794cm" svg:y="3.971cm">
          <draw:text-box>
            <text:p text:style-name="P1"><text:span text:style-name="T4">10.</text:span></text:p>
          </draw:text-box>
        </draw:frame>
        <draw:frame draw:style-name="gr4" draw:text-style-name="P5" draw:layer="layout" svg:width="5.467cm" svg:height="0.505cm" svg:x="3.419cm" svg:y="3.971cm">
          <draw:text-box>
            <text:p text:style-name="P1"><text:span text:style-name="T4">Which of the following is</text:span><text:span text:style-name="T16"> TRUE</text:span><text:span text:style-name="T4">?</text:span></text:p>
          </draw:text-box>
        </draw:frame>
        <draw:frame draw:style-name="gr4" draw:text-style-name="P5" draw:layer="layout" svg:width="15.788cm" svg:height="0.501cm" svg:x="3.567cm" svg:y="4.604cm">
          <draw:text-box>
            <text:p text:style-name="P1"><text:span text:style-name="T4">(a) The tests of significance reported by the model output might be incorrect due to the presence of</text:span></text:p>
          </draw:text-box>
        </draw:frame>
        <draw:frame draw:style-name="gr4" draw:text-style-name="P5" draw:layer="layout" svg:width="5.56cm" svg:height="0.501cm" svg:x="4.192cm" svg:y="5.026cm">
          <draw:text-box>
            <text:p text:style-name="P1"><text:span text:style-name="T4">significant positive autocorrelation.</text:span></text:p>
          </draw:text-box>
        </draw:frame>
        <draw:frame draw:style-name="gr4" draw:text-style-name="P5" draw:layer="layout" svg:width="7.072cm" svg:height="0.501cm" svg:x="9.753cm" svg:y="5.026cm">
          <draw:text-box>
            <text:p text:style-name="P1"><text:span text:style-name="T4">In particular, the p-values may be too small.</text:span></text:p>
          </draw:text-box>
        </draw:frame>
        <draw:frame draw:style-name="gr4" draw:text-style-name="P5" draw:layer="layout" svg:width="0.48cm" svg:height="0.501cm" svg:x="3.547cm" svg:y="5.447cm">
          <draw:text-box>
            <text:p text:style-name="P1"><text:span text:style-name="T4">(b)</text:span></text:p>
          </draw:text-box>
        </draw:frame>
        <draw:frame draw:style-name="gr8" draw:text-style-name="P5" draw:layer="layout" svg:width="15.534cm" svg:height="0.501cm" svg:x="4.192cm" svg:y="5.447cm">
          <draw:text-box>
            <text:p text:style-name="P1"><text:span text:style-name="T13">The tests of significance reported by the model output are not affected by the presence of significant</text:span></text:p>
          </draw:text-box>
        </draw:frame>
        <draw:frame draw:style-name="gr4" draw:text-style-name="P5" draw:layer="layout" svg:width="11.927cm" svg:height="0.501cm" svg:x="4.192cm" svg:y="5.869cm">
          <draw:text-box>
            <text:p text:style-name="P1"><text:span text:style-name="T4">positive residual autocorrelation, because N is not used in their calculation.</text:span></text:p>
          </draw:text-box>
        </draw:frame>
        <draw:frame draw:style-name="gr4" draw:text-style-name="P5" draw:layer="layout" svg:width="0.442cm" svg:height="0.501cm" svg:x="3.587cm" svg:y="6.291cm">
          <draw:text-box>
            <text:p text:style-name="P1"><text:span text:style-name="T4">(c)</text:span></text:p>
          </draw:text-box>
        </draw:frame>
        <draw:frame draw:style-name="gr16" draw:text-style-name="P5" draw:layer="layout" svg:width="15.454cm" svg:height="0.501cm" svg:x="4.192cm" svg:y="6.291cm">
          <draw:text-box>
            <text:p text:style-name="P1"><text:span text:style-name="T12">There is no evidence for the presence of significant positive or negative autocorrelation because</text:span></text:p>
          </draw:text-box>
        </draw:frame>
        <draw:frame draw:style-name="gr4" draw:text-style-name="P5" draw:layer="layout" svg:width="6.496cm" svg:height="0.501cm" svg:x="4.192cm" svg:y="6.713cm">
          <draw:text-box>
            <text:p text:style-name="P1"><text:span text:style-name="T4">the runs test-based test statistic is small.</text:span></text:p>
          </draw:text-box>
        </draw:frame>
        <draw:frame draw:style-name="gr4" draw:text-style-name="P5" draw:layer="layout" svg:width="15.805cm" svg:height="0.501cm" svg:x="3.547cm" svg:y="7.134cm">
          <draw:text-box>
            <text:p text:style-name="P1"><text:span text:style-name="T4">(d) The tests of significance reported by the model output might be incorrect due to the presence of</text:span></text:p>
          </draw:text-box>
        </draw:frame>
        <draw:frame draw:style-name="gr4" draw:text-style-name="P5" draw:layer="layout" svg:width="5.658cm" svg:height="0.501cm" svg:x="4.192cm" svg:y="7.556cm">
          <draw:text-box>
            <text:p text:style-name="P1"><text:span text:style-name="T4">significant negative autocorrelation.</text:span></text:p>
          </draw:text-box>
        </draw:frame>
        <draw:frame draw:style-name="gr4" draw:text-style-name="P5" draw:layer="layout" svg:width="7.072cm" svg:height="0.501cm" svg:x="9.839cm" svg:y="7.556cm">
          <draw:text-box>
            <text:p text:style-name="P1"><text:span text:style-name="T4">In particular, the p-values may be too small.</text:span></text:p>
          </draw:text-box>
        </draw:frame>
        <draw:frame draw:style-name="gr4" draw:text-style-name="P5" draw:layer="layout" svg:width="15.767cm" svg:height="0.501cm" svg:x="3.587cm" svg:y="7.978cm">
          <draw:text-box>
            <text:p text:style-name="P1"><text:span text:style-name="T4">(e) The tests of significance reported by the model output might be incorrect due to the presence of</text:span></text:p>
          </draw:text-box>
        </draw:frame>
        <draw:frame draw:style-name="gr4" draw:text-style-name="P5" draw:layer="layout" svg:width="5.56cm" svg:height="0.501cm" svg:x="4.192cm" svg:y="8.4cm">
          <draw:text-box>
            <text:p text:style-name="P1"><text:span text:style-name="T4">significant positive autocorrelation.</text:span></text:p>
          </draw:text-box>
        </draw:frame>
        <draw:frame draw:style-name="gr4" draw:text-style-name="P5" draw:layer="layout" svg:width="7.008cm" svg:height="0.501cm" svg:x="9.753cm" svg:y="8.4cm">
          <draw:text-box>
            <text:p text:style-name="P1"><text:span text:style-name="T4">In particular, the p-values may be too large.</text:span></text:p>
          </draw:text-box>
        </draw:frame>
        <draw:frame draw:style-name="gr4" draw:text-style-name="P5" draw:layer="layout" svg:width="0.35cm" svg:height="0.501cm" svg:x="10.707cm" svg:y="26.058cm">
          <draw:text-box>
            <text:p text:style-name="P1"><text:span text:style-name="T4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Math10" svg:font-family="LMMath10"/>
    <style:font-face style:name="LMMono10" svg:font-family="LMMono10"/>
    <style:font-face style:name="LMMonoLt10" svg:font-family="LMMonoLt10"/>
    <style:font-face style:name="LMRoman10" svg:font-family="LMRoman10"/>
    <style:font-face style:name="LMRoman12" svg:font-family="LMRoman12"/>
    <style:font-face style:name="LMRoman17" svg:font-family="LMRoman17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.4cm" fo:margin-bottom="1cm" fo:margin-left="2.4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70" style:page-layout-name="PM0" draw:style-name="Mdp1"/>
    <style:master-page style:name="master-page55" style:page-layout-name="PM0" draw:style-name="Mdp1"/>
    <style:master-page style:name="master-page50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3-11T18:05:17.338540740</dc:date>
    <meta:editing-duration>PT3M53S</meta:editing-duration>
    <meta:editing-cycles>1</meta:editing-cycles>
    <meta:document-statistic meta:object-count="355"/>
    <meta:generator>LibreOffice/5.4.5.1$Linux_X86_64 LibreOffice_project/40$Build-1</meta:generator>
  </office:meta>
</office:document-meta>
</file>